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859900" style:font-name="DejaVu Sans Mono" fo:font-size="11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1pt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1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1pt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T1" style:family="text">
      <style:text-properties style:font-name="DejaVu Sans Mono" fo:font-size="11pt"/>
    </style:style>
    <style:style style:name="T2" style:family="text">
      <style:text-properties fo:color="#85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rein</text:p>
      <text:p text:style-name="P2"><text:s text:c="8"/><text:span text:style-name="T1">eigenvalue variance.percent cumulative.variance.percent</text:span></text:p>
      <text:p text:style-name="P6">Dim.1 <text:s/>0.205032430 <text:s text:c="6"/>13.3009413 <text:s text:c="19"/>13.30094</text:p>
      <text:p text:style-name="P6">Dim.2 <text:s/>0.096290319 <text:s text:c="7"/>6.2465820 <text:s text:c="19"/>19.54752</text:p>
      <text:p text:style-name="P6">Dim.3 <text:s/>0.078632655 <text:s text:c="7"/>5.1010873 <text:s text:c="19"/>24.64861</text:p>
      <text:p text:style-name="P6">Dim.4 <text:s/>0.073222831 <text:s text:c="7"/>4.7501392 <text:s text:c="19"/>29.39875</text:p>
      <text:p text:style-name="P6">Dim.5 <text:s/>0.066154236 <text:s text:c="7"/>4.2915826 <text:s text:c="19"/>33.69033</text:p>
      <text:p text:style-name="P6">Dim.6 <text:s/>0.059917908 <text:s text:c="7"/>3.8870171 <text:s text:c="19"/>37.57735</text:p>
      <text:p text:style-name="P6">Dim.7 <text:s/>0.050069842 <text:s text:c="7"/>3.2481497 <text:s text:c="19"/>40.82550</text:p>
      <text:p text:style-name="P6">Dim.8 <text:s/>0.046396631 <text:s text:c="7"/>3.0098598 <text:s text:c="19"/>43.83536</text:p>
      <text:p text:style-name="P6">Dim.9 <text:s/>0.042284685 <text:s text:c="7"/>2.7431081 <text:s text:c="19"/>46.57847</text:p>
      <text:p text:style-name="P6">Dim.10 0.040825042 <text:s text:c="7"/>2.6484176 <text:s text:c="19"/>49.22688</text:p>
      <text:p text:style-name="P6">Dim.11 0.039264694 <text:s text:c="7"/>2.5471941 <text:s text:c="19"/>51.77408</text:p>
      <text:p text:style-name="P6">Dim.12 0.037886370 <text:s text:c="7"/>2.4577789 <text:s text:c="19"/>54.23186</text:p>
      <text:p text:style-name="P6">Dim.13 0.036514388 <text:s text:c="7"/>2.3687752 <text:s text:c="19"/>56.60063</text:p>
      <text:p text:style-name="P6">Dim.14 0.035015088 <text:s text:c="7"/>2.2715120 <text:s text:c="19"/>58.87215</text:p>
      <text:p text:style-name="P6">Dim.15 0.032418774 <text:s text:c="7"/>2.1030829 <text:s text:c="19"/>60.97523</text:p>
      <text:p text:style-name="P6">Dim.16 0.031485581 <text:s text:c="7"/>2.0425445 <text:s text:c="19"/>63.01777</text:p>
      <text:p text:style-name="P6">Dim.17 0.030072277 <text:s text:c="7"/>1.9508601 <text:s text:c="19"/>64.96863</text:p>
      <text:p text:style-name="P6">Dim.18 0.029258691 <text:s text:c="7"/>1.8980809 <text:s text:c="19"/>66.86671</text:p>
      <text:p text:style-name="P6">Dim.19 0.028074066 <text:s text:c="7"/>1.8212314 <text:s text:c="19"/>68.68794</text:p>
      <text:p text:style-name="P6">Dim.20 0.026637714 <text:s text:c="7"/>1.7280519 <text:s text:c="19"/>70.41600</text:p>
      <text:p text:style-name="P6">Dim.21 0.025344946 <text:s text:c="7"/>1.6441869 <text:s text:c="19"/>72.06018</text:p>
      <text:p text:style-name="P6">Dim.22 0.024298580 <text:s text:c="7"/>1.5763067 <text:s text:c="19"/>73.63649</text:p>
      <text:p text:style-name="P6">Dim.23 0.023516525 <text:s text:c="7"/>1.5255729 <text:s text:c="19"/>75.16206</text:p>
      <text:p text:style-name="P6">Dim.24 0.023336948 <text:s text:c="7"/>1.5139233 <text:s text:c="19"/>76.67599</text:p>
      <text:p text:style-name="P6">Dim.25 0.022120043 <text:s text:c="7"/>1.4349798 <text:s text:c="19"/>78.11097</text:p>
      <text:p text:style-name="P6">Dim.26 0.021278314 <text:s text:c="7"/>1.3803748 <text:s text:c="19"/>79.49134</text:p>
      <text:p text:style-name="P6">Dim.27 0.019671762 <text:s text:c="7"/>1.2761540 <text:s text:c="19"/>80.76750</text:p>
      <text:p text:style-name="P6">Dim.28 0.019420001 <text:s text:c="7"/>1.2598217 <text:s text:c="19"/>82.02732</text:p>
      <text:p text:style-name="P6">Dim.29 0.018104276 <text:s text:c="7"/>1.1744675 <text:s text:c="19"/>83.20178</text:p>
      <text:p text:style-name="P6">Dim.30 0.017733883 <text:s text:c="7"/>1.1504392 <text:s text:c="19"/>84.35222</text:p>
      <text:p text:style-name="P6">Dim.31 0.016683412 <text:s text:c="7"/>1.0822926 <text:s text:c="19"/>85.43452</text:p>
      <text:p text:style-name="P6">Dim.32 0.015441679 <text:s text:c="7"/>1.0017384 <text:s text:c="19"/>86.43625</text:p>
      <text:p text:style-name="P6">Dim.33 0.015176306 <text:s text:c="7"/>0.9845231 <text:s text:c="19"/>87.42078</text:p>
      <text:p text:style-name="P6">Dim.34 0.014258246 <text:s text:c="7"/>0.9249663 <text:s text:c="19"/>88.34574</text:p>
      <text:p text:style-name="P6">Dim.35 0.013841164 <text:s text:c="7"/>0.8979092 <text:s text:c="19"/>89.24365</text:p>
      <text:p text:style-name="P6">Dim.36 0.013525371 <text:s text:c="7"/>0.8774230 <text:s text:c="19"/>90.12108</text:p>
      <text:p text:style-name="P6">Dim.37 0.012889004 <text:s text:c="7"/>0.8361403 <text:s text:c="19"/>90.95722</text:p>
      <text:p text:style-name="P6">Dim.38 0.012824925 <text:s text:c="7"/>0.8319834 <text:s text:c="19"/>91.78920</text:p>
      <text:p text:style-name="P6">Dim.39 0.012345241 <text:s text:c="7"/>0.8008651 <text:s text:c="19"/>92.59006</text:p>
      <text:p text:style-name="P6">Dim.40 0.011985640 <text:s text:c="7"/>0.7775370 <text:s text:c="19"/>93.36760</text:p>
      <text:p text:style-name="P6">Dim.41 0.011316505 <text:s text:c="7"/>0.7341286 <text:s text:c="19"/>94.10173</text:p>
      <text:p text:style-name="P6">Dim.42 0.010812110 <text:s text:c="7"/>0.7014073 <text:s text:c="19"/>94.80314</text:p>
      <text:p text:style-name="P6">Dim.43 0.010185175 <text:s text:c="7"/>0.6607365 <text:s text:c="19"/>95.46387</text:p>
      <text:p text:style-name="P6">Dim.44 0.009703113 <text:s text:c="7"/>0.6294640 <text:s text:c="19"/>96.09334</text:p>
      <text:p text:style-name="P6">Dim.45 0.009204564 <text:s text:c="7"/>0.5971220 <text:s text:c="19"/>96.69046</text:p>
      <text:p text:style-name="P6">Dim.46 0.008200665 <text:s text:c="7"/>0.5319966 <text:s text:c="19"/>97.22246</text:p>
      <text:p text:style-name="P6">Dim.47 0.007731504 <text:s text:c="7"/>0.5015611 <text:s text:c="19"/>97.72402</text:p>
      <text:p text:style-name="P6">Dim.48 0.006931058 <text:s text:c="7"/>0.4496342 <text:s text:c="19"/>98.17365</text:p>
      <text:p text:style-name="P6">Dim.49 0.006716487 <text:s text:c="7"/>0.4357145 <text:s text:c="19"/>98.60937</text:p>
      <text:p text:style-name="P6">Dim.50 0.006111573 <text:s text:c="7"/>0.3964723 <text:s text:c="19"/>99.00584</text:p>
      <text:p text:style-name="P6">Dim.51 0.005901938 <text:s text:c="7"/>0.3828728 <text:s text:c="19"/>99.38871</text:p>
      <text:p text:style-name="P6">Dim.52 0.004959454 <text:s text:c="7"/>0.3217316 <text:s text:c="19"/>99.71044</text:p>
      <text:p text:style-name="P6">Dim.53 0.004463483 <text:s text:c="7"/>0.2895568 <text:s text:c="18"/>100.00000</text:p>
      <text:p text:style-name="Standard"/>
      <text:p text:style-name="P1"><text:bookmark text:name="rstudio_console_output1"/><text:soft-page-break/>rv=get_mca_var(acm)</text:p>
      <text:p text:style-name="P5"><text:span text:style-name="T2">&gt; rv$cos2</text:span></text:p>
      <text:p text:style-name="P2"><text:s text:c="15"/><text:span text:style-name="T1">Dim 1 <text:s text:c="7"/>Dim 2 <text:s text:c="7"/>Dim 3 <text:s text:c="7"/>Dim 4 <text:s text:c="7"/>Dim 5</text:span></text:p>
      <text:p text:style-name="P6">BP <text:s text:c="5"/>1.944880e-02 3.800240e-02 5.198436e-02 2.313492e-02 7.237798e-02</text:p>
      <text:p text:style-name="P6">FE <text:s text:c="5"/>3.820043e-05 8.450289e-03 6.405474e-02 2.643101e-02 7.389278e-03</text:p>
      <text:p text:style-name="P6">Otmun <text:s text:c="2"/>4.295760e-04 1.415239e-04 2.430307e-01 9.829110e-02 9.503071e-04</text:p>
      <text:p text:style-name="P6">SJH <text:s text:c="4"/>3.578140e-02 9.892458e-02 5.773085e-03 1.164428e-01 8.130044e-02</text:p>
      <text:p text:style-name="P6">SSC <text:s text:c="4"/>3.763097e-03 1.406572e-02 9.106293e-03 1.920420e-03 3.482445e-03</text:p>
      <text:p text:style-name="P6">&lt;1G <text:s text:c="4"/>4.073268e-03 3.632715e-02 1.314985e-01 1.417021e-02 3.716659e-04</text:p>
      <text:p text:style-name="P6">1G <text:s text:c="5"/>1.334746e-03 1.046345e-02 1.165151e-01 3.426681e-04 3.955615e-02</text:p>
      <text:p text:style-name="P6">2G <text:s text:c="5"/>1.079181e-02 1.225257e-01 3.890063e-03 1.474103e-02 2.676504e-02</text:p>
      <text:p text:style-name="P6">3G <text:s text:c="5"/>4.330184e-03 2.427335e-03 1.361837e-03 5.858181e-04 2.507923e-02</text:p>
      <text:p text:style-name="P6">ARR <text:s text:c="4"/>1.114748e-02 3.101674e-03 4.382525e-03 2.045018e-04 8.477171e-02</text:p>
      <text:p text:style-name="P6">Otrp <text:s text:c="3"/>3.816551e-04 1.680002e-02 6.446502e-05 9.019412e-03 3.431848e-02</text:p>
      <text:p text:style-name="P6">PAR <text:s text:c="4"/>2.044453e-03 6.863517e-02 1.796746e-03 1.437375e-02 1.279921e-03</text:p>
      <text:p text:style-name="P6">PROP <text:s text:c="3"/>1.052967e-02 6.870641e-02 6.671103e-03 2.125582e-03 1.077517e-01</text:p>
      <text:p text:style-name="P6">&lt;1ha <text:s text:c="3"/>1.644095e-01 1.006381e-02 2.219643e-03 1.212064e-02 1.839273e-02</text:p>
      <text:p text:style-name="P6">&gt;5ha <text:s text:c="3"/>3.258985e-02 8.755311e-02 8.417043e-02 4.556952e-04 2.574354e-02</text:p>
      <text:p text:style-name="P6">1a2ha <text:s text:c="2"/>2.891779e-03 2.540280e-02 6.173804e-02 5.047672e-02 1.110033e-03</text:p>
      <text:p text:style-name="P6">2a5ha <text:s text:c="2"/>5.336915e-02 6.528035e-04 2.124912e-04 9.571824e-02 7.726038e-02</text:p>
      <text:p text:style-name="P6">Temp_N <text:s/>2.768455e-01 9.443243e-02 1.658785e-02 1.336379e-03 1.778947e-03</text:p>
      <text:p text:style-name="P6">Temp_S <text:s/>2.768455e-01 9.443243e-02 1.658785e-02 1.336379e-03 1.778947e-03</text:p>
      <text:p text:style-name="P6">Perm_N <text:s/>2.308038e-02 2.849155e-01 1.328735e-02 6.458875e-03 1.253543e-02</text:p>
      <text:p text:style-name="P6">Perm_S <text:s/>2.308038e-02 2.849155e-01 1.328735e-02 6.458875e-03 1.253543e-02</text:p>
      <text:p text:style-name="P6">Past_N <text:s/>4.100612e-02 3.076271e-02 3.346296e-04 1.201132e-02 4.755188e-03</text:p>
      <text:p text:style-name="P6">Past_S <text:s/>4.100612e-02 3.076271e-02 3.346296e-04 1.201132e-02 4.755188e-03</text:p>
      <text:p text:style-name="P6">Trat_N <text:s/>2.790874e-01 6.463607e-03 4.651291e-03 1.667587e-04 1.949840e-02</text:p>
      <text:p text:style-name="P6">Trat_S <text:s/>2.790874e-01 6.463607e-03 4.651291e-03 1.667587e-04 1.949840e-02</text:p>
      <text:p text:style-name="P6">Irr_N <text:s text:c="2"/>5.274847e-01 3.701023e-02 6.493752e-02 1.974088e-07 6.130784e-04</text:p>
      <text:p text:style-name="P6">Irr_S <text:s text:c="2"/>5.274847e-01 3.701023e-02 6.493752e-02 1.974088e-07 6.130784e-04</text:p>
      <text:p text:style-name="P6">Est_N <text:s text:c="2"/>4.614672e-01 4.459145e-02 4.075630e-02 1.486515e-02 1.294533e-02</text:p>
      <text:p text:style-name="P6">Est_S <text:s text:c="2"/>4.614672e-01 4.459145e-02 4.075630e-02 1.486515e-02 1.294533e-02</text:p>
      <text:p text:style-name="P6">Ben_N <text:s text:c="2"/>1.801662e-02 6.217817e-02 4.639806e-04 7.284007e-03 1.512111e-01</text:p>
      <text:p text:style-name="P6">Ben_S <text:s text:c="2"/>1.801662e-02 6.217817e-02 4.639806e-04 7.284007e-03 1.512111e-01</text:p>
      <text:p text:style-name="P6">AT_N <text:s text:c="3"/>2.949092e-01 1.448259e-02 6.648505e-03 8.852627e-02 1.533871e-02</text:p>
      <text:p text:style-name="P6">AT_S <text:s text:c="3"/>2.949092e-01 1.448259e-02 6.648505e-03 8.852627e-02 1.533871e-02</text:p>
      <text:p text:style-name="P6">Cred_N <text:s/>1.877599e-01 2.890152e-05 1.580831e-03 6.936354e-02 1.074038e-02</text:p>
      <text:p text:style-name="P6">Cred_S <text:s/>1.877599e-01 2.890152e-05 1.580831e-03 6.936354e-02 1.074038e-02</text:p>
      <text:p text:style-name="P6">Assoc_N 1.131354e-01 6.713607e-02 2.470711e-02 1.116912e-01 1.348174e-04</text:p>
      <text:p text:style-name="P6">Assoc_S 1.131354e-01 6.713607e-02 2.470711e-02 1.116912e-01 1.348174e-04</text:p>
      <text:p text:style-name="P6">Suce_N <text:s/>8.479563e-02 1.276573e-01 8.900451e-02 2.678083e-02 3.905712e-02</text:p>
      <text:p text:style-name="P6">Suce_S <text:s/>8.479563e-02 1.276573e-01 8.900451e-02 2.678083e-02 3.905712e-02</text:p>
      <text:p text:style-name="P6">MC_N <text:s text:c="3"/>2.095531e-01 5.740583e-02 4.543049e-02 9.071881e-03 2.853172e-03</text:p>
      <text:p text:style-name="P6">MC_S <text:s text:c="3"/>2.095531e-01 5.740583e-02 4.543049e-02 9.071881e-03 2.853172e-03</text:p>
      <text:p text:style-name="P6">MCP_N <text:s text:c="2"/>3.386548e-01 2.089007e-06 5.624147e-02 7.848080e-03 3.585020e-02</text:p>
      <text:p text:style-name="P6">MCP_S <text:s text:c="2"/>3.386548e-01 2.089007e-06 5.624147e-02 7.848080e-03 3.585020e-02</text:p>
      <text:p text:style-name="P6">Inv_F <text:s text:c="2"/>6.412187e-02 4.253931e-02 8.785602e-02 1.096802e-01 9.402116e-02</text:p>
      <text:p text:style-name="P6">Inv_N <text:s text:c="2"/>2.963550e-02 3.520636e-02 1.544439e-01 3.505708e-02 3.684383e-01</text:p>
      <text:p text:style-name="P6">Inv_Q <text:s text:c="2"/>1.784958e-02 1.890711e-01 1.157592e-03 4.512721e-02 5.499531e-02</text:p>
      <text:p text:style-name="P6">Ver_F <text:s text:c="2"/>5.043877e-03 2.442321e-04 1.871610e-02 3.473448e-02 2.566112e-02</text:p>
      <text:p text:style-name="P6">Ver_N <text:s text:c="2"/>1.015871e-02 2.119063e-01 8.262739e-02 2.732050e-03 5.019407e-02</text:p>
      <text:p text:style-name="P6">Ver_Q <text:s text:c="2"/>1.651366e-02 1.564362e-01 3.078576e-02 2.274777e-02 1.136388e-02</text:p>
      <text:p text:style-name="P6">Inv_MAC 3.940889e-02 3.765734e-02 7.647339e-03 6.774651e-04 9.980117e-02</text:p>
      <text:p text:style-name="P6">Inv_MEC 1.663928e-04 4.278467e-05 5.154033e-02 3.959319e-04 2.488458e-02</text:p>
      <text:p text:style-name="P6">Inv_NC <text:s/>4.707369e-02 5.387579e-02 1.148458e-01 8.855484e-05 2.826753e-01</text:p>
      <text:p text:style-name="P6">Ver_MAC 1.076213e-03 3.859213e-02 4.066790e-03 5.621536e-02 2.558951e-02</text:p>
      <text:p text:style-name="P6"><text:soft-page-break/>Ver_MEC 8.230312e-03 1.024711e-01 7.867185e-02 4.599857e-02 3.387182e-02</text:p>
      <text:p text:style-name="P6">Ver_NC <text:s/>1.392569e-02 2.325949e-01 1.116222e-01 4.861360e-04 9.965135e-02</text:p>
      <text:p text:style-name="P6">EVCE_N <text:s/>3.537814e-01 1.654843e-04 6.870882e-04 2.397815e-03 3.884167e-03</text:p>
      <text:p text:style-name="P6">EVCE_S <text:s/>3.537814e-01 1.654843e-04 6.870882e-04 2.397815e-03 3.884167e-03</text:p>
      <text:p text:style-name="P6">Seca_B <text:s/>1.715447e-02 9.389211e-02 2.582089e-01 2.738691e-03 8.425658e-03</text:p>
      <text:p text:style-name="P6">Seca_E <text:s/>3.139296e-02 6.066060e-02 2.019886e-01 1.061682e-04 1.267606e-01</text:p>
      <text:p text:style-name="P6">Seca_I <text:s/>8.583096e-02 2.923577e-01 2.519401e-02 2.237158e-03 4.316068e-02</text:p>
      <text:p text:style-name="P6">EC_B <text:s text:c="3"/>1.135260e-02 8.739499e-02 1.722400e-01 1.047781e-02 5.792645e-02</text:p>
      <text:p text:style-name="P6">EC_E <text:s text:c="3"/>2.522730e-01 1.351765e-04 1.302824e-01 3.561585e-02 7.353646e-02</text:p>
      <text:p text:style-name="P6">EC_I <text:s text:c="3"/>2.983063e-01 1.544790e-01 5.753705e-03 1.618203e-01 1.716445e-03</text:p>
      <text:p text:style-name="P6">IN_B <text:s text:c="3"/>1.131346e-02 5.306391e-04 1.724886e-02 1.680964e-01 7.288350e-05</text:p>
      <text:p text:style-name="P6">IN_E <text:s text:c="3"/>1.080934e-01 6.017875e-03 2.183301e-03 1.386463e-03 1.630992e-01</text:p>
      <text:p text:style-name="P6">IN_I <text:s text:c="3"/>1.430272e-01 1.831905e-03 7.662086e-03 1.327235e-01 1.090817e-01</text:p>
      <text:p text:style-name="P6">VF_B <text:s text:c="3"/>1.055659e-01 1.309631e-01 2.788240e-01 2.528191e-02 8.087810e-03</text:p>
      <text:p text:style-name="P6">VF_E <text:s text:c="3"/>4.211966e-01 1.044860e-02 1.429936e-01 4.672723e-02 1.722717e-02</text:p>
      <text:p text:style-name="P6">VF_I <text:s text:c="3"/>2.741157e-01 1.177603e-01 2.526090e-02 2.920673e-01 5.285731e-03</text:p>
      <text:p text:style-name="P6">GEA_B <text:s text:c="2"/>1.267518e-01 1.661825e-01 2.232520e-01 3.590523e-03 5.363417e-02</text:p>
      <text:p text:style-name="P6">GEA_E <text:s text:c="2"/>4.060703e-01 2.796540e-02 1.344474e-01 6.641749e-02 2.713800e-02</text:p>
      <text:p text:style-name="P6">GEA_I <text:s text:c="2"/>2.549733e-01 1.435103e-01 2.101840e-02 1.162901e-01 9.323413e-03</text:p>
      <text:p text:style-name="P6">GRAN_B <text:s/>7.367992e-02 1.303516e-01 2.316901e-01 1.501590e-02 3.206336e-03</text:p>
      <text:p text:style-name="P6">GRAN_E <text:s/>3.345186e-01 7.947700e-03 1.823684e-01 6.271453e-02 1.882251e-02</text:p>
      <text:p text:style-name="P6">GRAN_I <text:s/>2.395743e-01 1.383494e-01 1.046350e-03 3.007586e-01 1.612531e-02</text:p>
      <text:p text:style-name="P6">Seca_N <text:s/>5.125461e-01 1.653171e-02 9.094189e-03 3.173202e-02 3.619938e-05</text:p>
      <text:p text:style-name="P6">Seca_S <text:s/>5.125461e-01 1.653171e-02 9.094189e-03 3.173202e-02 3.619938e-05</text:p>
      <text:p text:style-name="P6">EC_N <text:s text:c="3"/>7.614266e-02 9.241868e-02 1.605968e-04 1.880320e-01 8.382466e-02</text:p>
      <text:p text:style-name="P6">EC_S <text:s text:c="3"/>7.614266e-02 9.241868e-02 1.605968e-04 1.880320e-01 8.382466e-02</text:p>
      <text:p text:style-name="P6">IN_N <text:s text:c="3"/>8.776291e-02 3.535363e-03 2.349394e-03 2.771556e-02 1.590368e-02</text:p>
      <text:p text:style-name="P6">IN_S <text:s text:c="3"/>8.776291e-02 3.535363e-03 2.349394e-03 2.771556e-02 1.590368e-02</text:p>
      <text:p text:style-name="P6">VF_N <text:s text:c="3"/>9.969262e-02 5.304593e-03 6.596468e-03 2.102737e-04 1.268048e-02</text:p>
      <text:p text:style-name="P6">VF_S <text:s text:c="3"/>9.969262e-02 5.304593e-03 6.596468e-03 2.102737e-04 1.268048e-02</text:p>
      <text:p text:style-name="P6">GEA_N <text:s text:c="2"/>4.442718e-01 7.026670e-03 2.623093e-03 8.689997e-02 1.336959e-02</text:p>
      <text:p text:style-name="P6">GEA_S <text:s text:c="2"/>4.442718e-01 7.026670e-03 2.623093e-03 8.689997e-02 1.336959e-02</text:p>
      <text:p text:style-name="P6">GRAN_N <text:s/>1.126578e-01 4.190122e-02 5.186709e-03 1.505338e-01 8.353436e-02</text:p>
      <text:p text:style-name="P6">GRAN_S <text:s/>1.126578e-01 4.190122e-02 5.186709e-03 1.505338e-01 8.353436e-02</text:p>
      <text:p text:style-name="P5"><text:span text:style-name="T2">&gt; rv$contrib</text:span></text:p>
      <text:p text:style-name="P2"><text:s text:c="15"/><text:span text:style-name="T1">Dim 1 <text:s text:c="7"/>Dim 2 <text:s text:c="7"/>Dim 3 <text:s text:c="7"/>Dim 4 <text:s text:c="7"/>Dim 5</text:span></text:p>
      <text:p text:style-name="P6">BP <text:s text:c="5"/>0.1755245655 7.302913e-01 1.2233126619 5.846411e-01 2.024494e+00</text:p>
      <text:p text:style-name="P6">FE <text:s text:c="5"/>0.0004445554 2.093964e-01 1.9436969249 8.612861e-01 2.665168e-01</text:p>
      <text:p text:style-name="P6">Otmun <text:s text:c="2"/>0.0046930958 3.292222e-03 6.9230940150 3.006835e+00 3.217720e-02</text:p>
      <text:p text:style-name="P6">SJH <text:s text:c="4"/>0.4503963048 2.651439e+00 0.1894807093 4.104176e+00 3.171723e+00</text:p>
      <text:p text:style-name="P6">SSC <text:s text:c="4"/>0.0496914629 3.954925e-01 0.3135433816 7.100820e-02 1.425232e-01</text:p>
      <text:p text:style-name="P6">&lt;1G <text:s text:c="4"/>0.0315371330 5.988947e-01 2.6547263896 3.072073e-01 8.918603e-03</text:p>
      <text:p text:style-name="P6">1G <text:s text:c="5"/>0.0127434319 2.127172e-01 2.9006099402 9.160884e-03 1.170487e+00</text:p>
      <text:p text:style-name="P6">2G <text:s text:c="5"/>0.1255891590 3.036162e+00 0.1180412764 4.803541e-01 9.653625e-01</text:p>
      <text:p text:style-name="P6">3G <text:s text:c="5"/>0.0610877800 7.291515e-02 0.0500948324 2.314125e-02 1.096547e+00</text:p>
      <text:p text:style-name="P6">ARR <text:s text:c="4"/>0.1397887633 8.281930e-02 0.1432978020 7.180731e-03 3.294666e+00</text:p>
      <text:p text:style-name="P6">Otrp <text:s text:c="3"/>0.0052935315 4.961628e-01 0.0023314075 3.502908e-01 1.475256e+00</text:p>
      <text:p text:style-name="P6">PAR <text:s text:c="4"/>0.0270939915 1.936790e+00 0.0620871929 5.333865e-01 5.257072e-02</text:p>
      <text:p text:style-name="P6">PROP <text:s text:c="3"/>0.0355111455 4.933864e-01 0.0586633953 2.007261e-02 1.126261e+00</text:p>
      <text:p text:style-name="P6">&lt;1ha <text:s text:c="3"/>1.6009296562 2.086641e-01 0.0563570371 3.304815e-01 5.550811e-01</text:p>
      <text:p text:style-name="P6">&gt;5ha <text:s text:c="3"/>0.3126981763 1.788770e+00 2.1058242896 1.224316e-02 7.655545e-01</text:p>
      <text:p text:style-name="P6">1a2ha <text:s text:c="2"/>0.0266476156 4.984422e-01 1.4834255236 1.302448e+00 3.170253e-02</text:p>
      <text:p text:style-name="P6">2a5ha <text:s text:c="2"/>0.4157437097 1.082824e-02 0.0043161438 2.087883e+00 1.865336e+00</text:p>
      <text:p text:style-name="P6">Temp_N <text:s/>2.5511197912 1.852910e+00 0.3985685610 3.448252e-02 5.080672e-02</text:p>
      <text:p text:style-name="P6">Temp_S <text:s/>1.4202110178 1.031517e+00 0.2218835288 1.919645e-02 2.828416e-02</text:p>
      <text:p text:style-name="P6">Perm_N <text:s/>0.2269368195 5.965103e+00 0.3406590270 1.778258e-01 3.820023e-01</text:p>
      <text:p text:style-name="P6"><text:soft-page-break/>Perm_S <text:s/>0.1041497481 2.737607e+00 0.1563410993 8.161089e-02 1.753151e-01</text:p>
      <text:p text:style-name="P6">Past_N <text:s/>0.2395771599 3.827024e-01 0.0050977751 1.965004e-01 8.610517e-02</text:p>
      <text:p text:style-name="P6">Past_S <text:s/>0.3486529400 5.569409e-01 0.0074187134 2.859640e-01 1.253075e-01</text:p>
      <text:p text:style-name="P6">Trat_N <text:s/>3.1020415395 1.529757e-01 0.1348033085 5.190056e-03 6.716939e-01</text:p>
      <text:p text:style-name="P6">Trat_S <text:s/>0.9014479687 4.445447e-02 0.0391736110 1.508221e-03 1.951931e-01</text:p>
      <text:p text:style-name="P6">Irr_N <text:s text:c="2"/>4.3345854931 6.475888e-01 1.3914031464 4.542347e-06 1.561416e-02</text:p>
      <text:p text:style-name="P6">Irr_S <text:s text:c="2"/>3.2321475642 4.828842e-01 1.0375202653 3.387068e-06 1.164293e-02</text:p>
      <text:p text:style-name="P6">Est_N <text:s text:c="2"/>3.1564210791 6.494498e-01 0.7268896616 2.847079e-01 2.744303e-01</text:p>
      <text:p text:style-name="P6">Est_S <text:s text:c="2"/>3.4632953506 7.125907e-01 0.7975594898 3.123878e-01 3.011110e-01</text:p>
      <text:p text:style-name="P6">Ben_N <text:s text:c="2"/>0.0265293502 1.949536e-01 0.0017814462 3.003307e-02 6.900836e-01</text:p>
      <text:p text:style-name="P6">Ben_S <text:s text:c="2"/>0.2319178675 1.704271e+00 0.0155732880 2.625471e-01 6.032667e+00</text:p>
      <text:p text:style-name="P6">AT_N <text:s text:c="3"/>2.1432424859 2.241141e-01 0.1259872692 1.801487e+00 3.454910e-01</text:p>
      <text:p text:style-name="P6">AT_S <text:s text:c="3"/>2.0872100026 2.182549e-01 0.1226934844 1.754390e+00 3.364586e-01</text:p>
      <text:p text:style-name="P6">Cred_N <text:s/>0.7045655512 2.309294e-04 0.0154676260 7.288296e-01 1.249117e-01</text:p>
      <text:p text:style-name="P6">Cred_S <text:s/>1.9888369357 6.518641e-04 0.0436617797 2.057329e+00 3.525990e-01</text:p>
      <text:p text:style-name="P6">Assoc_N 0.7201036091 9.098970e-01 0.4100510818 1.990634e+00 2.659544e-03</text:p>
      <text:p text:style-name="P6">Assoc_S 0.9028164651 1.140766e+00 0.5140938936 2.495721e+00 3.334354e-03</text:p>
      <text:p text:style-name="P6">Suce_N <text:s/>0.8095825096 2.595214e+00 2.2157425266 7.159584e-01 1.155720e+00</text:p>
      <text:p text:style-name="P6">Suce_S <text:s/>0.4068051416 1.304063e+00 1.1133830606 3.597602e-01 5.807350e-01</text:p>
      <text:p text:style-name="P6">MC_N <text:s text:c="3"/>2.4585699973 1.434117e+00 1.3898105948 2.980313e-01 1.037484e-01</text:p>
      <text:p text:style-name="P6">MC_S <text:s text:c="3"/>0.5474548577 3.193377e-01 0.3094719948 6.636326e-02 2.310187e-02</text:p>
      <text:p text:style-name="P6">MCP_N <text:s text:c="2"/>3.3941516979 4.458142e-05 1.4697732962 2.202488e-01 1.113603e+00</text:p>
      <text:p text:style-name="P6">MCP_S <text:s text:c="2"/>1.4638284574 1.922706e-05 0.6338832699 9.498881e-02 4.802744e-01</text:p>
      <text:p text:style-name="P6">Inv_F <text:s text:c="2"/>0.3929049130 5.550239e-01 1.4036940094 1.881852e+00 1.785549e+00</text:p>
      <text:p text:style-name="P6">Inv_N <text:s text:c="2"/>0.3350277133 8.474803e-01 4.5525953966 1.109738e+00 1.290917e+01</text:p>
      <text:p text:style-name="P6">Inv_Q <text:s text:c="2"/>0.2009406681 4.532157e+00 0.0339793381 1.422507e+00 1.918803e+00</text:p>
      <text:p text:style-name="P6">Ver_F <text:s text:c="2"/>0.0687603357 7.089509e-03 0.6652859839 1.325899e+00 1.084211e+00</text:p>
      <text:p text:style-name="P6">Ver_N <text:s text:c="2"/>0.1264244935 5.615348e+00 2.6812451889 9.520453e-02 1.936022e+00</text:p>
      <text:p text:style-name="P6">Ver_Q <text:s text:c="2"/>0.0431417308 8.702250e-01 0.2097122415 1.664060e-01 9.201226e-02</text:p>
      <text:p text:style-name="P6">Inv_MAC 0.2976342717 6.055895e-01 0.1505978092 1.432688e-02 2.336088e+00</text:p>
      <text:p text:style-name="P6">Inv_MEC 0.0017150855 9.390299e-04 1.3852179295 1.142741e-02 7.949624e-01</text:p>
      <text:p text:style-name="P6">Inv_NC <text:s/>0.5098056696 1.242396e+00 3.2431049566 2.685436e-03 9.488097e+00</text:p>
      <text:p text:style-name="P6">Ver_MAC 0.0123710115 9.445950e-01 0.1218928837 1.809414e+00 9.116618e-01</text:p>
      <text:p text:style-name="P6">Ver_MEC 0.0699778968 1.855179e+00 1.7441489442 1.095128e+00 8.925818e-01</text:p>
      <text:p text:style-name="P6">Ver_NC <text:s/>0.1210485341 4.305095e+00 2.5299552718 1.183250e-02 2.684669e+00</text:p>
      <text:p text:style-name="P6">EVCE_N <text:s/>2.8903804018 2.878835e-03 0.0146370012 5.485442e-02 9.835191e-02</text:p>
      <text:p text:style-name="P6">EVCE_S <text:s/>2.1677853013 2.159126e-03 0.0109777509 4.114082e-02 7.376393e-02</text:p>
      <text:p text:style-name="P6">Seca_B <text:s/>0.1262992117 1.471948e+00 4.9569456109 5.646019e-02 1.922614e-01</text:p>
      <text:p text:style-name="P6">Seca_E <text:s/>0.3563869467 1.466345e+00 5.9791014797 3.374892e-03 4.460038e+00</text:p>
      <text:p text:style-name="P6">Seca_I <text:s/>0.8316980858 6.032206e+00 0.6365589520 6.070080e-02 1.296209e+00</text:p>
      <text:p text:style-name="P6">EC_B <text:s text:c="3"/>0.0922110887 1.511521e+00 3.6478862179 2.383056e-01 1.458242e+00</text:p>
      <text:p text:style-name="P6">EC_E <text:s text:c="3"/>2.0730437793 2.365260e-03 2.7915358051 8.195152e-01 1.872860e+00</text:p>
      <text:p text:style-name="P6">EC_I <text:s text:c="3"/>3.5990483178 3.968575e+00 0.1810057936 5.466816e+00 6.418302e-02</text:p>
      <text:p text:style-name="P6">IN_B <text:s text:c="3"/>0.1042530615 1.041196e-02 0.4144510816 4.337383e+00 2.081553e-03</text:p>
      <text:p text:style-name="P6">IN_E <text:s text:c="3"/>1.1963178565 1.418178e-01 0.0630058334 4.296668e-02 5.594538e+00</text:p>
      <text:p text:style-name="P6">IN_I <text:s text:c="3"/>1.1617327213 3.168332e-02 0.1622760055 3.018643e+00 2.746025e+00</text:p>
      <text:p text:style-name="P6">VF_B <text:s text:c="3"/>1.0730728652 2.834617e+00 7.3901805636 7.196001e-01 2.548010e-01</text:p>
      <text:p text:style-name="P6">VF_E <text:s text:c="3"/>2.4408228213 1.289286e-01 2.1606658846 7.582239e-01 3.094071e-01</text:p>
      <text:p text:style-name="P6">VF_I <text:s text:c="3"/>3.4113536928 3.120553e+00 0.8197120258 1.017775e+01 2.038745e-01</text:p>
      <text:p text:style-name="P6">GEA_B <text:s text:c="2"/>1.1860745575 3.311182e+00 5.4471937147 9.407876e-02 1.555479e+00</text:p>
      <text:p text:style-name="P6">GEA_E <text:s text:c="2"/>2.5074722723 3.677020e-01 2.1647463166 1.148401e+00 5.193709e-01</text:p>
      <text:p text:style-name="P6">GEA_I <text:s text:c="2"/>3.2821280759 3.933542e+00 0.7054725407 4.191600e+00 3.719638e-01</text:p>
      <text:p text:style-name="P6">GRAN_B <text:s/>0.7244544297 2.729092e+00 5.9400343976 4.134179e-01 9.770929e-02</text:p>
      <text:p text:style-name="P6">GRAN_E <text:s/>2.0497532876 1.036962e-01 2.9137383454 1.076033e+00 3.574570e-01</text:p>
      <text:p text:style-name="P6">GRAN_I <text:s/>2.9814883128 3.666148e+00 0.0339538767 1.048062e+01 6.219648e-01</text:p>
      <text:p text:style-name="P6">Seca_N <text:s/>3.4327612163 2.357590e-01 0.1588160193 5.950924e-01 7.514096e-04</text:p>
      <text:p text:style-name="P6"><text:soft-page-break/>Seca_S <text:s/>3.9196777009 2.692000e-01 0.1813431142 6.795027e-01 8.579925e-04</text:p>
      <text:p text:style-name="P6">EC_N <text:s text:c="3"/>0.0831854715 2.149904e-01 0.0004574841 5.752110e-01 2.838286e-01</text:p>
      <text:p text:style-name="P6">EC_S <text:s text:c="3"/>1.0090759368 2.607927e+00 0.0055494809 6.977559e+00 3.442964e+00</text:p>
      <text:p text:style-name="P6">IN_N <text:s text:c="3"/>0.0666994976 5.721179e-03 0.0046557228 5.898089e-02 3.746054e-02</text:p>
      <text:p text:style-name="P6">IN_S <text:s text:c="3"/>1.1922535195 1.022661e-01 0.0832210456 1.054283e+00 6.696071e-01</text:p>
      <text:p text:style-name="P6">VF_N <text:s text:c="3"/>0.1752089656 1.985113e-02 0.0302290442 1.034795e-03 6.907070e-02</text:p>
      <text:p text:style-name="P6">VF_S <text:s text:c="3"/>1.2548750240 1.421770e-01 0.2165053167 7.411371e-03 4.946956e-01</text:p>
      <text:p text:style-name="P6">GEA_N <text:s text:c="2"/>1.8148419068 6.111946e-02 0.0279398038 9.939984e-01 1.692673e-01</text:p>
      <text:p text:style-name="P6">GEA_S <text:s text:c="2"/>4.5582075798 1.535094e-01 0.0701743909 2.496554e+00 4.251364e-01</text:p>
      <text:p text:style-name="P6">GRAN_N <text:s/>0.1284292682 1.017113e-01 0.0154175129 4.805217e-01 2.951432e-01</text:p>
      <text:p text:style-name="P6">GRAN_S <text:s/>1.4876390237 1.178156e+00 0.1785861913 5.566043e+00 3.418743e+00</text:p>
      <text:p text:style-name="P5"><text:span text:style-name="T2">&gt; rv$v.test</text:span></text:p>
      <text:p text:style-name="P2"><text:s text:c="14"/><text:span text:style-name="T1">Dim 1 <text:s text:c="6"/>Dim 2 <text:s text:c="5"/>Dim 3 <text:s text:c="7"/>Dim 4 <text:s text:c="5"/>Dim 5</text:span></text:p>
      <text:p text:style-name="P6">BP <text:s text:c="6"/>-2.4195222 -3.38211792 -3.9556657 <text:s/>2.638865738 <text:s/>4.6675232</text:p>
      <text:p text:style-name="P6">FE <text:s text:c="6"/>-0.1072303 -1.59484702 -4.3909539 -2.820591016 -1.4913660</text:p>
      <text:p text:style-name="P6">Otmun <text:s text:c="3"/>-0.3595864 -0.20639452 <text:s/>8.5529089 -5.439266626 <text:s/>0.5348294</text:p>
      <text:p text:style-name="P6">SJH <text:s text:c="6"/>3.2817986 <text:s/>5.45676640 <text:s/>1.3182179 <text:s/>5.920242312 -4.9468607</text:p>
      <text:p text:style-name="P6">SSC <text:s text:c="6"/>1.0642801 <text:s/>2.05761558 -1.6555949 <text:s/>0.760293547 -1.0238242</text:p>
      <text:p text:style-name="P6">&lt;1G <text:s text:c="6"/>1.1072731 -3.30673133 <text:s/>6.2913483 -2.065244254 <text:s/>0.3344719</text:p>
      <text:p text:style-name="P6">1G <text:s text:c="7"/>0.6338444 -1.77468276 -5.9220802 <text:s/>0.321158999 -3.4505654</text:p>
      <text:p text:style-name="P6">2G <text:s text:c="6"/>-1.8023141 <text:s/>6.07291083 -1.0820854 <text:s/>2.106430614 <text:s/>2.8383581</text:p>
      <text:p text:style-name="P6">3G <text:s text:c="6"/>-1.1416590 <text:s/>0.85476777 <text:s/>0.6402445 <text:s/>0.419918136 <text:s/>2.7475170</text:p>
      <text:p text:style-name="P6">ARR <text:s text:c="6"/>1.8317729 <text:s/>0.96623175 -1.1485382 -0.248102875 <text:s/>5.0513645</text:p>
      <text:p text:style-name="P6">Otrp <text:s text:c="4"/>-0.3389368 <text:s/>2.24873442 -0.1392981 <text:s/>1.647678074 <text:s/>3.2140102</text:p>
      <text:p text:style-name="P6">PAR <text:s text:c="6"/>0.7844619 <text:s/>4.54523790 -0.7354050 -2.080024065 <text:s/>0.6206902</text:p>
      <text:p text:style-name="P6">PROP <text:s text:c="4"/>-1.7802895 -4.54759608 <text:s/>1.4170399 <text:s/>0.799875080 -5.6950203</text:p>
      <text:p text:style-name="P6">&lt;1ha <text:s text:c="5"/>6.4641775 -1.59930393 -0.7510890 -1.755143839 <text:s/>2.1620858</text:p>
      <text:p text:style-name="P6">&gt;5ha <text:s text:c="4"/>-2.8780018 <text:s/>4.71721471 <text:s/>4.6251907 -0.340319716 <text:s/>2.5579026</text:p>
      <text:p text:style-name="P6">1a2ha <text:s text:c="4"/>0.8572991 -2.54091802 -3.9611955 -3.581751267 <text:s/>0.5311507</text:p>
      <text:p text:style-name="P6">2a5ha <text:s text:c="3"/>-3.6829430 -0.40732503 <text:s/>0.2323915 <text:s/>4.932274324 -4.4312707</text:p>
      <text:p text:style-name="P6">Temp_N <text:s text:c="3"/>9.1285546 <text:s/>5.33143160 <text:s/>2.2344894 -0.634231841 <text:s/>0.7317534</text:p>
      <text:p text:style-name="P6">Temp_S <text:s text:c="2"/>-9.1285546 -5.33143160 -2.2344894 <text:s/>0.634231841 -0.7317534</text:p>
      <text:p text:style-name="P6">Perm_N <text:s text:c="3"/>2.6357533 <text:s/>9.26064580 -1.9998730 <text:s/>1.394317550 <text:s/>1.9424633</text:p>
      <text:p text:style-name="P6">Perm_S <text:s text:c="2"/>-2.6357533 -9.26064580 <text:s/>1.9998730 -1.394317550 -1.9424633</text:p>
      <text:p text:style-name="P6">Past_N <text:s text:c="3"/>3.5132383 <text:s/>3.04295507 -0.3173697 -1.901422422 <text:s/>1.1963743</text:p>
      <text:p text:style-name="P6">Past_S <text:s text:c="2"/>-3.5132383 -3.04295507 <text:s/>0.3173697 <text:s/>1.901422422 -1.1963743</text:p>
      <text:p text:style-name="P6">Trat_N <text:s text:c="3"/>9.1654403 <text:s/>1.39482824 <text:s/>1.1832322 <text:s/>0.224041017 <text:s/>2.4226059</text:p>
      <text:p text:style-name="P6">Trat_S <text:s text:c="2"/>-9.1654403 -1.39482824 -1.1832322 -0.224041017 -2.4226059</text:p>
      <text:p text:style-name="P6">Irr_N <text:s text:c="3"/>12.6005120 <text:s/>3.33767554 <text:s/>4.4211076 <text:s/>0.007708441 <text:s/>0.4295772</text:p>
      <text:p text:style-name="P6">Irr_S <text:s text:c="2"/>-12.6005120 -3.33767554 -4.4211076 -0.007708441 -0.4295772</text:p>
      <text:p text:style-name="P6">Est_N <text:s text:c="3"/>11.7856538 <text:s/>3.66360827 <text:s/>3.5025202 -2.115280406 <text:s/>1.9739665</text:p>
      <text:p text:style-name="P6">Est_S <text:s text:c="2"/>-11.7856538 -3.66360827 -3.5025202 <text:s/>2.115280406 -1.9739665</text:p>
      <text:p text:style-name="P6">Ben_N <text:s text:c="4"/>2.3287342 -4.32615645 <text:s/>0.3737087 -1.480704613 -6.7464456</text:p>
      <text:p text:style-name="P6">Ben_S <text:s text:c="3"/>-2.3287342 <text:s/>4.32615645 -0.3737087 <text:s/>1.480704613 <text:s/>6.7464456</text:p>
      <text:p text:style-name="P6">AT_N <text:s text:c="5"/>9.4216593 -2.08788395 <text:s/>1.4146378 -5.162015925 <text:s/>2.1487093</text:p>
      <text:p text:style-name="P6">AT_S <text:s text:c="4"/>-9.4216593 <text:s/>2.08788395 -1.4146378 <text:s/>5.162015925 -2.1487093</text:p>
      <text:p text:style-name="P6">Cred_N <text:s text:c="3"/>7.5176935 <text:s/>0.09327035 <text:s/>0.6898044 -4.569291618 <text:s/>1.7980141</text:p>
      <text:p text:style-name="P6">Cred_S <text:s text:c="2"/>-7.5176935 -0.09327035 -0.6898044 <text:s/>4.569291618 -1.7980141</text:p>
      <text:p text:style-name="P6">Assoc_N <text:s text:c="2"/>5.8355602 -4.49532611 <text:s/>2.7270571 -5.798194678 <text:s/>0.2014449</text:p>
      <text:p text:style-name="P6">Assoc_S <text:s/>-5.8355602 <text:s/>4.49532611 -2.7270571 <text:s/>5.798194678 -0.2014449</text:p>
      <text:p text:style-name="P6">Suce_N <text:s text:c="3"/>5.0520773 <text:s/>6.19877716 <text:s/>5.1759404 <text:s/>2.839195493 <text:s/>3.4287304</text:p>
      <text:p text:style-name="P6">Suce_S <text:s text:c="2"/>-5.0520773 -6.19877716 -5.1759404 -2.839195493 -3.4287304</text:p>
      <text:p text:style-name="P6">MC_N <text:s text:c="5"/>7.9420071 <text:s/>4.15682021 <text:s/>3.6979155 <text:s/>1.652463715 -0.9267172</text:p>
      <text:p text:style-name="P6">MC_S <text:s text:c="4"/>-7.9420071 -4.15682021 -3.6979155 -1.652463715 <text:s/>0.9267172</text:p>
      <text:p text:style-name="P6">MCP_N <text:s text:c="3"/>10.0962909 -0.02507571 <text:s/>4.1144482 -1.536968508 <text:s/>3.2849520</text:p>
      <text:p text:style-name="P6">MCP_S <text:s text:c="2"/>-10.0962909 <text:s/>0.02507571 -4.1144482 <text:s/>1.536968508 -3.2849520</text:p>
      <text:p text:style-name="P6"><text:soft-page-break/>Inv_F <text:s text:c="3"/>-4.3932542 -3.57831427 <text:s/>5.1424374 -5.745757759 -5.3198092</text:p>
      <text:p text:style-name="P6">Inv_N <text:s text:c="4"/>2.9866845 -3.25532105 -6.8181837 <text:s/>3.248411863 10.5309028</text:p>
      <text:p text:style-name="P6">Inv_Q <text:s text:c="4"/>2.3179134 <text:s/>7.54389802 <text:s/>0.5902839 <text:s/>3.685551353 -4.0686100</text:p>
      <text:p text:style-name="P6">Ver_F <text:s text:c="4"/>1.2321555 <text:s/>0.27113440 <text:s/>2.3735090 -3.233431584 -2.7792078</text:p>
      <text:p text:style-name="P6">Ver_N <text:s text:c="4"/>1.7486481 -7.98647573 -4.9870677 -0.906833603 <text:s/>3.8869546</text:p>
      <text:p text:style-name="P6">Ver_Q <text:s text:c="3"/>-2.2294867 <text:s/>6.86201931 <text:s/>3.0440949 <text:s/>2.616692054 -1.8494666</text:p>
      <text:p text:style-name="P6">Inv_MAC <text:s/>-3.4441366 <text:s/>3.36672842 <text:s/>1.5171846 <text:s/>0.451571698 -5.4808897</text:p>
      <text:p text:style-name="P6">Inv_MEC <text:s text:c="2"/>0.2237950 <text:s/>0.11348209 <text:s/>3.9387356 -0.345218053 -2.7368338</text:p>
      <text:p text:style-name="P6">Inv_NC <text:s text:c="3"/>3.7641972 -4.02698568 -5.8795045 -0.163263609 <text:s/>9.2241668</text:p>
      <text:p text:style-name="P6">Ver_MAC <text:s/>-0.5691574 <text:s/>3.40825932 <text:s/>1.1063923 -4.113492836 -2.7753273</text:p>
      <text:p text:style-name="P6">Ver_MEC <text:s/>-1.5739516 <text:s/>5.55371828 <text:s/>4.8662332 <text:s/>3.720963404 -3.1930264</text:p>
      <text:p text:style-name="P6">Ver_NC <text:s text:c="3"/>2.0473481 -8.36726140 -5.7964024 -0.382527048 <text:s/>5.4767744</text:p>
      <text:p text:style-name="P6">EVCE_N <text:s text:c="2"/>10.3022127 -0.22281347 -0.4540140 -0.848146385 <text:s/>1.0794734</text:p>
      <text:p text:style-name="P6">EVCE_S <text:s/>-10.3022127 <text:s/>0.22281347 <text:s/>0.4540140 <text:s/>0.848146385 -1.0794734</text:p>
      <text:p text:style-name="P6">Seca_B <text:s text:c="2"/>-2.2610182 <text:s/>5.28968647 -8.7720480 -0.903414155 -1.5845913</text:p>
      <text:p text:style-name="P6">Seca_E <text:s text:c="2"/>-3.0586623 <text:s/>4.25175974 <text:s/>7.7585182 <text:s/>0.177874036 <text:s/>6.1462107</text:p>
      <text:p text:style-name="P6">Seca_I <text:s text:c="3"/>5.0575170 -9.33410386 <text:s/>2.7400848 <text:s/>0.816514102 -3.5864067</text:p>
      <text:p text:style-name="P6">EC_B <text:s text:c="5"/>1.8393446 <text:s/>5.10338863 -7.1644418 -1.767057140 -4.1548353</text:p>
      <text:p text:style-name="P6">EC_E <text:s text:c="4"/>-8.6706322 -0.20070862 <text:s/>6.2310082 -3.257894374 <text:s/>4.6813029</text:p>
      <text:p text:style-name="P6">EC_I <text:s text:c="5"/>9.4285859 -6.78500328 <text:s/>1.3094507 <text:s/>6.944355211 -0.7152047</text:p>
      <text:p text:style-name="P6">IN_B <text:s text:c="4"/>-1.8361710 -0.39766281 -2.2672298 -7.077739637 -0.1473771</text:p>
      <text:p text:style-name="P6">IN_E <text:s text:c="4"/>-5.6756409 <text:s/>1.33917385 <text:s/>0.8066260 <text:s/>0.642790555 <text:s/>6.9717418</text:p>
      <text:p text:style-name="P6">IN_I <text:s text:c="5"/>6.5286688 -0.73886804 <text:s/>1.5110849 <text:s/>6.289112418 -5.7015289</text:p>
      <text:p text:style-name="P6">VF_B <text:s text:c="5"/>5.6088949 <text:s/>6.24726473 -9.1154982 -2.744860587 -1.5524973</text:p>
      <text:p text:style-name="P6">VF_E <text:s text:c="3"/>-11.2036051 -1.76459228 <text:s/>6.5279026 -3.731645563 <text:s/>2.2658042</text:p>
      <text:p text:style-name="P6">VF_I <text:s text:c="5"/>9.0382075 -5.92399633 <text:s/>2.7437199 <text:s/>9.329466515 -1.2550699</text:p>
      <text:p text:style-name="P6">GEA_B <text:s text:c="4"/>6.1459987 <text:s/>7.03733131 -8.1566733 <text:s/>1.034413634 -3.9979387</text:p>
      <text:p text:style-name="P6">GEA_E <text:s text:c="2"/>-11.0005899 -2.88686135 <text:s/>6.3298235 -4.448940683 <text:s/>2.8438342</text:p>
      <text:p text:style-name="P6">GEA_I <text:s text:c="4"/>8.7169127 -6.53968554 <text:s/>2.5027368 <text:s/>5.886902246 <text:s/>1.6668742</text:p>
      <text:p text:style-name="P6">GRAN_B <text:s text:c="3"/>4.6858668 <text:s/>6.23266147 -8.3093888 -2.115392871 -0.9775070</text:p>
      <text:p text:style-name="P6">GRAN_E <text:s text:c="2"/>-9.9844816 -1.53899113 <text:s/>7.3720826 -4.323141548 <text:s/>2.3683953</text:p>
      <text:p text:style-name="P6">GRAN_I <text:s text:c="3"/>8.4495872 -6.42101941 <text:s/>0.5584108 <text:s/>9.467262376 -2.1921455</text:p>
      <text:p text:style-name="P6">Seca_N <text:s text:c="2"/>12.4208037 <text:s/>2.23070488 <text:s/>1.6544942 -3.090523838 <text:s/>0.1043840</text:p>
      <text:p text:style-name="P6">Seca_S <text:s/>-12.4208037 -2.23070488 -1.6544942 <text:s/>3.090523838 -0.1043840</text:p>
      <text:p text:style-name="P6">EC_N <text:s text:c="5"/>4.7873732 -5.27427939 -0.2198628 -7.523139246 -5.0230689</text:p>
      <text:p text:style-name="P6">EC_S <text:s text:c="4"/>-4.7873732 <text:s/>5.27427939 <text:s/>0.2198628 <text:s/>7.523139246 <text:s/>5.0230689</text:p>
      <text:p text:style-name="P6">IN_N <text:s text:c="5"/>5.1397116 -1.03157374 -0.8409327 -2.888318611 -2.1879229</text:p>
      <text:p text:style-name="P6">IN_S <text:s text:c="4"/>-5.1397116 <text:s/>1.03157374 <text:s/>0.8409327 <text:s/>2.888318611 <text:s/>2.1879229</text:p>
      <text:p text:style-name="P6">VF_N <text:s text:c="5"/>5.4779083 <text:s/>1.26359908 -1.4090908 -0.251579805 <text:s/>1.9536695</text:p>
      <text:p text:style-name="P6">VF_S <text:s text:c="4"/>-5.4779083 -1.26359908 <text:s/>1.4090908 <text:s/>0.251579805 -1.9536695</text:p>
      <text:p text:style-name="P6">GEA_N <text:s text:c="3"/>11.5639880 <text:s/>1.45431349 -0.8885668 -5.114380758 <text:s/>2.0060524</text:p>
      <text:p text:style-name="P6">GEA_S <text:s text:c="2"/>-11.5639880 -1.45431349 <text:s/>0.8885668 <text:s/>5.114380758 -2.0060524</text:p>
      <text:p text:style-name="P6">GRAN_N <text:s text:c="3"/>5.8232286 -3.55137524 -1.2494797 -6.731321098 -5.0143635</text:p>
      <text:p text:style-name="P6">GRAN_S <text:s text:c="2"/>-5.8232286 <text:s/>3.55137524 <text:s/>1.2494797 <text:s/>6.731321098 <text:s/>5.0143635</text:p>
      <text:p text:style-name="P5"><text:span text:style-name="T2">&gt; rv$eta2</text:span></text:p>
      <text:p text:style-name="P2"><text:s text:c="16"/><text:span text:style-name="T1">Dim 1 <text:s text:c="7"/>Dim 2 <text:s text:c="7"/>Dim 3 <text:s text:c="7"/>Dim 4 <text:s text:c="7"/>Dim 5</text:span></text:p>
      <text:p text:style-name="P6">municipio2 0.04745578 1.306245e-01 0.2832083572 2.147993e-01 1.267997e-01</text:p>
      <text:p text:style-name="P6">escol2 <text:s text:c="4"/>0.01610028 1.283583e-01 0.1530176237 2.041113e-02 7.290508e-02</text:p>
      <text:p text:style-name="P6">relprop2 <text:s text:c="2"/>0.01447810 9.851595e-02 0.0071216913 2.267831e-02 1.338020e-01</text:p>
      <text:p text:style-name="P6">area2 <text:s text:c="5"/>0.16424051 8.206626e-02 0.0975810663 9.293728e-02 7.237335e-02</text:p>
      <text:p text:style-name="P6">temp2 <text:s text:c="5"/>0.27684555 9.443243e-02 0.0165878504 1.336379e-03 1.778947e-03</text:p>
      <text:p text:style-name="P6"><text:soft-page-break/>perm2 <text:s text:c="5"/>0.02308038 2.849155e-01 0.0132873494 6.458875e-03 1.253543e-02</text:p>
      <text:p text:style-name="P6">past2 <text:s text:c="5"/>0.04100612 3.076271e-02 0.0003346296 1.201132e-02 4.755188e-03</text:p>
      <text:p text:style-name="P6">trator2 <text:s text:c="3"/>0.27908736 6.463607e-03 0.0046512908 1.667587e-04 1.949840e-02</text:p>
      <text:p text:style-name="P6">irrig2 <text:s text:c="4"/>0.52748473 3.701023e-02 0.0649375170 1.974088e-07 6.130784e-04</text:p>
      <text:p text:style-name="P6">estufa2 <text:s text:c="3"/>0.46146723 4.459145e-02 0.0407563047 1.486515e-02 1.294533e-02</text:p>
      <text:p text:style-name="P6">benef2 <text:s text:c="4"/>0.01801662 6.217817e-02 0.0004639806 7.284007e-03 1.512111e-01</text:p>
      <text:p text:style-name="P6">assistec2 <text:s/>0.29490918 1.448259e-02 0.0066485055 8.852627e-02 1.533871e-02</text:p>
      <text:p text:style-name="P6">cred2 <text:s text:c="5"/>0.18775985 2.890152e-05 0.0015808307 6.936354e-02 1.074038e-02</text:p>
      <text:p text:style-name="P6">assoc2 <text:s text:c="4"/>0.11313542 6.713607e-02 0.0247071109 1.116912e-01 1.348174e-04</text:p>
      <text:p text:style-name="P6">sucessao2 <text:s/>0.08479563 1.276573e-01 0.0890045146 2.678083e-02 3.905712e-02</text:p>
      <text:p text:style-name="P6">mudclima2 <text:s/>0.20955308 5.740583e-02 0.0454304946 9.071881e-03 2.853172e-03</text:p>
      <text:p text:style-name="P6">mcprod2 <text:s text:c="3"/>0.33865478 2.089007e-06 0.0562414744 7.848080e-03 3.585020e-02</text:p>
      <text:p text:style-name="P6">tinv2 <text:s text:c="5"/>0.06475271 1.942932e-01 0.1601504503 1.098923e-01 3.736785e-01</text:p>
      <text:p text:style-name="P6">tver2 <text:s text:c="5"/>0.01661399 2.125614e-01 0.0950765331 3.952226e-02 7.000199e-02</text:p>
      <text:p text:style-name="P6">pinv2 <text:s text:c="5"/>0.05640703 6.053140e-02 0.1277649358 7.080287e-04 2.838354e-01</text:p>
      <text:p text:style-name="P6">pver2 <text:s text:c="5"/>0.01417904 2.326042e-01 0.1175274341 7.260538e-02 1.009666e-01</text:p>
      <text:p text:style-name="P6">evclex2 <text:s text:c="3"/>0.35260992 1.649364e-04 0.0006848130 2.389875e-03 3.871305e-03</text:p>
      <text:p text:style-name="P6">seca2 <text:s text:c="5"/>0.09162707 2.936825e-01 0.3093948116 3.000833e-03 1.337965e-01</text:p>
      <text:p text:style-name="P6">precexc2 <text:s text:c="2"/>0.40183549 1.794887e-01 0.1769978179 1.624358e-01 7.636824e-02</text:p>
      <text:p text:style-name="P6">inunda2 <text:s text:c="3"/>0.17164971 6.021075e-03 0.0171033254 1.842036e-01 1.876464e-01</text:p>
      <text:p text:style-name="P6">ventofor2 <text:s/>0.48276624 1.991855e-01 0.2772579463 2.901744e-01 1.727605e-02</text:p>
      <text:p text:style-name="P6">geada2 <text:s text:c="4"/>0.48628146 2.492210e-01 0.2223668797 1.352856e-01 5.503482e-02</text:p>
      <text:p text:style-name="P6">granizo2 <text:s text:c="2"/>0.40123548 2.127668e-01 0.2376142843 2.980041e-01 2.422731e-02</text:p>
      <text:p text:style-name="P6">aseca2 <text:s text:c="4"/>0.51254606 1.653171e-02 0.0090941894 3.173202e-02 3.619938e-05</text:p>
      <text:p text:style-name="P6">aprecexc2 <text:s/>0.07614266 9.241868e-02 0.0001605968 1.880320e-01 8.382466e-02</text:p>
      <text:p text:style-name="P6">ainunda2 <text:s text:c="2"/>0.08776291 3.535363e-03 0.0023493944 2.771556e-02 1.590368e-02</text:p>
      <text:p text:style-name="P6">aventofor2 0.09969262 5.304593e-03 0.0065964685 2.102737e-04 1.268048e-02</text:p>
      <text:p text:style-name="P6">ageada2 <text:s text:c="3"/>0.44427182 7.026670e-03 0.0026230931 8.689997e-02 1.336959e-02</text:p>
      <text:p text:style-name="P6"><text:soft-page-break/>agranizo2 <text:s/>0.11265778 4.190122e-02 0.0051867090 1.505338e-01 8.353436e-02</text:p>
      <text:p text:style-name="P5"><text:span text:style-name="T2">&gt; rv$coord</text:span></text:p>
      <text:p text:style-name="P2"><text:s text:c="14"/><text:span text:style-name="T1">Dim 1 <text:s text:c="8"/>Dim 2 <text:s text:c="7"/>Dim 3 <text:s text:c="8"/>Dim 4 <text:s text:c="7"/>Dim 5</text:span></text:p>
      <text:p text:style-name="P6">BP <text:s text:c="5"/>-0.18164111 -0.2539061886 -0.296964219 <text:s/>0.1981079189 <text:s/>0.350405587</text:p>
      <text:p text:style-name="P6">FE <text:s text:c="5"/>-0.01281385 -0.1905817886 -0.524712302 -0.3370563277 -0.178215965</text:p>
      <text:p text:style-name="P6">Otmun <text:s text:c="2"/>-0.03704398 -0.0212624142 <text:s/>0.881106219 -0.5603440566 <text:s/>0.055097217</text:p>
      <text:p text:style-name="P6">SJH <text:s text:c="5"/>0.50623336 <text:s/>0.8417326818 <text:s/>0.203341508 <text:s/>0.9132260885 -0.763077260</text:p>
      <text:p text:style-name="P6">SSC <text:s text:c="5"/>0.20878028 <text:s/>0.4036433198 -0.324778744 <text:s/>0.1491471069 -0.200844031</text:p>
      <text:p text:style-name="P6">&lt;1G <text:s text:c="5"/>0.06911271 -0.2063963748 <text:s/>0.392687325 -0.1289064287 <text:s/>0.020876744</text:p>
      <text:p text:style-name="P6">1G <text:s text:c="6"/>0.05153909 -0.1443028224 -0.481535576 <text:s/>0.0261140475 -0.280572015</text:p>
      <text:p text:style-name="P6">2G <text:s text:c="5"/>-0.21537379 <text:s/>0.7257035890 -0.129307561 <text:s/>0.2517152481 <text:s/>0.339179463</text:p>
      <text:p text:style-name="P6">3G <text:s text:c="5"/>-0.50716162 <text:s/>0.3797153163 <text:s/>0.284417204 <text:s/>0.1865411316 <text:s/>1.220535350</text:p>
      <text:p text:style-name="P6">ARR <text:s text:c="5"/>0.27829060 <text:s/>0.1467939722 -0.174490733 -0.0376928272 <text:s/>0.767424441</text:p>
      <text:p text:style-name="P6">Otrp <text:s text:c="3"/>-0.10556670 <text:s/>0.7004003358 -0.043386388 <text:s/>0.5131927833 <text:s/>1.001049203</text:p>
      <text:p text:style-name="P6">PAR <text:s text:c="5"/>0.15748050 <text:s/>0.9124552094 -0.147632337 -0.4175642367 <text:s/>0.124603373</text:p>
      <text:p text:style-name="P6">PROP <text:s text:c="3"/>-0.05688930 -0.1453188057 <text:s/>0.045281625 <text:s/>0.0255600738 -0.181984841</text:p>
      <text:p text:style-name="P6">&lt;1ha <text:s text:c="4"/>0.75443521 -0.1866550241 -0.087659723 -0.2048431259 <text:s/>0.252337390</text:p>
      <text:p text:style-name="P6">&gt;5ha <text:s text:c="3"/>-0.32385124 <text:s/>0.5308112837 <text:s/>0.520456156 -0.0382949593 <text:s/>0.287831624</text:p>
      <text:p text:style-name="P6">1a2ha <text:s text:c="3"/>0.08812215 -0.2611820659 -0.407173003 -0.3681697671 <text:s/>0.054597209</text:p>
      <text:p text:style-name="P6">2a5ha <text:s text:c="2"/>-0.28497908 -0.0315180309 <text:s/>0.017982012 <text:s/>0.3816499443 -0.342883245</text:p>
      <text:p text:style-name="P6">Temp_N <text:s text:c="2"/>0.70519262 <text:s/>0.4118599675 <text:s/>0.172617190 -0.0489952278 <text:s/>0.056528892</text:p>
      <text:p text:style-name="P6">Temp_S <text:s/>-0.39258146 -0.2292828685 -0.096096167 <text:s/>0.0272756938 -0.031469693</text:p>
      <text:p text:style-name="P6">Perm_N <text:s text:c="2"/>0.22425642 <text:s/>0.7879186786 -0.170154151 <text:s/>0.1186319901 <text:s/>0.165269586</text:p>
      <text:p text:style-name="P6">Perm_S <text:s/>-0.10291961 -0.3616051907 <text:s/>0.078090069 -0.0544446332 -0.075848361</text:p>
      <text:p text:style-name="P6">Past_N <text:s text:c="2"/>0.16786123 <text:s/>0.1453912708 -0.015163806 -0.0908492619 <text:s/>0.057162322</text:p>
      <text:p text:style-name="P6">Past_S <text:s/>-0.24428585 -0.2115856704 <text:s/>0.022067653 <text:s/>0.1322115275 -0.083187444</text:p>
      <text:p text:style-name="P6">Trat_N <text:s text:c="2"/>0.97999432 <text:s/>0.1491389071 <text:s/>0.126514476 <text:s/>0.0239550874 <text:s/>0.259031751</text:p>
      <text:p text:style-name="P6">Trat_S <text:s/>-0.28478467 -0.0433395115 -0.036764890 -0.0069613075 -0.075274184</text:p>
      <text:p text:style-name="P6">Irr_N <text:s text:c="3"/>0.84107193 <text:s/>0.2227865993 <text:s/>0.295104638 <text:s/>0.0005145309 <text:s/>0.028673864</text:p>
      <text:p text:style-name="P6"><text:soft-page-break/>Irr_S <text:s text:c="2"/>-0.62715769 -0.1661241116 -0.220049123 -0.0003836676 -0.021381089</text:p>
      <text:p text:style-name="P6">Est_N <text:s text:c="3"/>0.64851964 <text:s/>0.2015944099 <text:s/>0.192730347 -0.1163958246 <text:s/>0.108619860</text:p>
      <text:p text:style-name="P6">Est_S <text:s text:c="2"/>-0.71157016 -0.2211938664 -0.211468019 <text:s/>0.1277120853 -0.119180124</text:p>
      <text:p text:style-name="P6">Ben_N <text:s text:c="3"/>0.04539760 -0.0843364226 <text:s/>0.007285278 -0.0288656528 -0.131518843</text:p>
      <text:p text:style-name="P6">Ben_S <text:s text:c="2"/>-0.39686287 <text:s/>0.7372635653 -0.063687428 <text:s/>0.2523416742 <text:s/>1.149729239</text:p>
      <text:p text:style-name="P6">AT_N <text:s text:c="4"/>0.55029647 -0.1219482826 <text:s/>0.082625595 -0.3015009421 <text:s/>0.125500948</text:p>
      <text:p text:style-name="P6">AT_S <text:s text:c="3"/>-0.53590964 <text:s/>0.1187600922 -0.080465448 <text:s/>0.2936185645 -0.122219878</text:p>
      <text:p text:style-name="P6">Cred_N <text:s text:c="2"/>0.25790661 <text:s/>0.0031997899 <text:s/>0.023664852 -0.1567569275 <text:s/>0.061683777</text:p>
      <text:p text:style-name="P6">Cred_S <text:s/>-0.72801487 -0.0090323183 -0.066800786 <text:s/>0.4424910738 -0.174120029</text:p>
      <text:p text:style-name="P6">Assoc_N <text:s/>0.30039802 -0.2314065852 <text:s/>0.140381132 -0.2984745482 <text:s/>0.010369808</text:p>
      <text:p text:style-name="P6">Assoc_S -0.37661841 <text:s/>0.2901216889 -0.176000225 <text:s/>0.3742068963 -0.013000953</text:p>
      <text:p text:style-name="P6">Suce_N <text:s text:c="2"/>0.41079399 <text:s/>0.5040343312 <text:s/>0.420865532 <text:s/>0.2308603719 <text:s/>0.278796570</text:p>
      <text:p text:style-name="P6">Suce_S <text:s/>-0.20641887 -0.2532709823 -0.211479695 -0.1160044655 -0.140091809</text:p>
      <text:p text:style-name="P6">MC_N <text:s text:c="4"/>0.97009475 <text:s/>0.5077443795 <text:s/>0.451690404 <text:s/>0.2018439870 -0.113196005</text:p>
      <text:p text:style-name="P6">MC_S <text:s text:c="3"/>-0.21601300 -0.1130604894 -0.100578835 -0.0449450173 <text:s/>0.025205588</text:p>
      <text:p text:style-name="P6">MCP_N <text:s text:c="3"/>0.88613347 -0.0022008502 <text:s/>0.361117787 -0.1348969880 <text:s/>0.288314385</text:p>
      <text:p text:style-name="P6">MCP_S <text:s text:c="2"/>-0.38217130 <text:s/>0.0009491818 -0.155742742 <text:s/>0.0581783218 -0.124344119</text:p>
      <text:p text:style-name="P6">Inv_F <text:s text:c="2"/>-0.21866279 -0.1781012779 <text:s/>0.255951437 -0.2859801358 -0.264779654</text:p>
      <text:p text:style-name="P6">Inv_N <text:s text:c="3"/>0.33197440 -0.3618337473 -0.757851197 <text:s/>0.3610657812 <text:s/>1.170525418</text:p>
      <text:p text:style-name="P6">Inv_Q <text:s text:c="3"/>0.25511233 <text:s/>0.8302904755 <text:s/>0.064967354 <text:s/>0.4056362076 -0.447796101</text:p>
      <text:p text:style-name="P6">Ver_F <text:s text:c="3"/>0.31065445 <text:s/>0.0683591551 <text:s/>0.598415670 -0.8152217295 -0.700701565</text:p>
      <text:p text:style-name="P6">Ver_N <text:s text:c="3"/>0.25795255 -1.1781282723 -0.735669362 -0.1337719344 <text:s/>0.573385710</text:p>
      <text:p text:style-name="P6">Ver_Q <text:s text:c="2"/>-0.06063935 <text:s/>0.1866386379 <text:s/>0.082795706 <text:s/>0.0711708636 -0.050303259</text:p>
      <text:p text:style-name="P6">Inv_MAC -0.20932816 <text:s/>0.2046234396 <text:s/>0.092211632 <text:s/>0.0274456810 -0.333118196</text:p>
      <text:p text:style-name="P6">Inv_MEC <text:s/>0.02061046 <text:s/>0.0104511599 <text:s/>0.362738781 -0.0317929374 -0.252049353</text:p>
      <text:p text:style-name="P6">Inv_NC <text:s text:c="2"/>0.38083835 -0.4074256819 -0.594852159 -0.0165180094 <text:s/>0.933244555</text:p>
      <text:p text:style-name="P6">Ver_MAC -0.06588419 <text:s/>0.3945312801 <text:s/>0.128073109 -0.4761672864 -0.321264702</text:p>
      <text:p text:style-name="P6">Ver_MEC -0.10944152 <text:s/>0.3861664660 <text:s/>0.338363594 <text:s/>0.2587295962 -0.222020577</text:p>
      <text:p text:style-name="P6"><text:soft-page-break/>Ver_NC <text:s text:c="2"/>0.14633914 -0.5980701859 -0.414311837 -0.0273420432 <text:s/>0.391465656</text:p>
      <text:p text:style-name="P6">EVCE_N <text:s text:c="2"/>0.68567234 -0.0148295363 -0.030217280 -0.0564490888 <text:s/>0.071845252</text:p>
      <text:p text:style-name="P6">EVCE_S <text:s/>-0.51425426 <text:s/>0.0111221522 <text:s/>0.022662960 <text:s/>0.0423368166 -0.053883939</text:p>
      <text:p text:style-name="P6">Seca_B <text:s/>-0.13520894 <text:s/>0.3163233756 -0.524568676 -0.0540241878 -0.094758599</text:p>
      <text:p text:style-name="P6">Seca_E <text:s/>-0.35186138 <text:s/>0.4891125351 <text:s/>0.892521856 <text:s/>0.0204622146 <text:s/>0.707045759</text:p>
      <text:p text:style-name="P6">Seca_I <text:s text:c="2"/>0.42717653 -0.7883928231 <text:s/>0.231437663 <text:s/>0.0689657912 -0.302921129</text:p>
      <text:p text:style-name="P6">EC_B <text:s text:c="4"/>0.12253860 <text:s/>0.3399918166 -0.477300819 -0.1177227546 -0.276798441</text:p>
      <text:p text:style-name="P6">EC_E <text:s text:c="3"/>-0.58560570 -0.0135556566 <text:s/>0.420835969 -0.2200348801 <text:s/>0.316170444</text:p>
      <text:p text:style-name="P6">EC_I <text:s text:c="4"/>1.29114172 -0.9291319953 <text:s/>0.179314952 <text:s/>0.9509534995 -0.097939456</text:p>
      <text:p text:style-name="P6">IN_B <text:s text:c="3"/>-0.14385869 -0.0311557313 -0.177630898 -0.5545204285 -0.011546569</text:p>
      <text:p text:style-name="P6">IN_E <text:s text:c="3"/>-0.61466383 <text:s/>0.1450306202 <text:s/>0.087356442 <text:s/>0.0696133015 <text:s/>0.755029711</text:p>
      <text:p text:style-name="P6">IN_I <text:s text:c="4"/>0.43494512 -0.0492239777 <text:s/>0.100669681 <text:s/>0.4189856804 -0.379840400</text:p>
      <text:p text:style-name="P6">VF_B <text:s text:c="4"/>0.51296942 <text:s/>0.5713524393 -0.833670790 -0.2510351104 -0.141985835</text:p>
      <text:p text:style-name="P6">VF_E <text:s text:c="3"/>-0.53612718 -0.0844412024 <text:s/>0.312380343 -0.1785707906 <text:s/>0.108425745</text:p>
      <text:p text:style-name="P6">VF_I <text:s text:c="4"/>1.38627326 -0.9086179597 <text:s/>0.420829634 <text:s/>1.4309463332 -0.192501646</text:p>
      <text:p text:style-name="P6">GEA_B <text:s text:c="3"/>0.49231406 <text:s/>0.5637126454 -0.653375502 <text:s/>0.0828598258 -0.320247621</text:p>
      <text:p text:style-name="P6">GEA_E <text:s text:c="2"/>-0.55611044 -0.1459388776 <text:s/>0.319990198 -0.2249063365 <text:s/>0.143763733</text:p>
      <text:p text:style-name="P6">GEA_I <text:s text:c="3"/>1.56309394 -1.1726792687 <text:s/>0.448784206 <text:s/>1.0556238802 <text:s/>0.298899517</text:p>
      <text:p text:style-name="P6">GRAN_B <text:s text:c="2"/>0.40513331 <text:s/>0.5388669520 -0.718417808 -0.1828938271 -0.084513852</text:p>
      <text:p text:style-name="P6">GRAN_E <text:s/>-0.50131727 -0.0772721973 <text:s/>0.370149645 -0.2170634004 <text:s/>0.118916285</text:p>
      <text:p text:style-name="P6">GRAN_I <text:s text:c="2"/>1.29599112 -0.9848509739 <text:s/>0.085648615 <text:s/>1.4520813555 -0.336229571</text:p>
      <text:p text:style-name="P6">Seca_N <text:s text:c="2"/>0.66998190 <text:s/>0.1203248942 <text:s/>0.089243915 -0.1667037880 <text:s/>0.005630503</text:p>
      <text:p text:style-name="P6">Seca_S <text:s/>-0.76501479 -0.1373922551 -0.101902627 <text:s/>0.1903497153 -0.006429156</text:p>
      <text:p text:style-name="P6">EC_N <text:s text:c="4"/>0.07922748 -0.0872854189 -0.003638566 -0.1245023844 -0.083128072</text:p>
      <text:p text:style-name="P6">EC_S <text:s text:c="3"/>-0.96106379 <text:s/>1.0588100809 <text:s/>0.044137392 <text:s/>1.5102680542 <text:s/>1.008379654</text:p>
      <text:p text:style-name="P6">IN_N <text:s text:c="4"/>0.07007006 -0.0140635190 -0.011464495 -0.0393766555 -0.029828110</text:p>
      <text:p text:style-name="P6">IN_S <text:s text:c="3"/>-1.25250228 <text:s/>0.2513854022 <text:s/>0.204927854 <text:s/>0.7038577163 <text:s/>0.533177462</text:p>
      <text:p text:style-name="P6">VF_N <text:s text:c="4"/>0.11798028 <text:s/>0.0272147267 -0.030348251 -0.0054183924 <text:s/>0.042077097</text:p>
      <text:p text:style-name="P6"><text:soft-page-break/>VF_S <text:s text:c="3"/>-0.84499392 -0.1949162859 <text:s/>0.217359097 <text:s/>0.0388074050 -0.301362990</text:p>
      <text:p text:style-name="P6">GEA_N <text:s text:c="3"/>0.42057818 <text:s/>0.0528928704 -0.032316863 -0.1860082298 <text:s/>0.072959421</text:p>
      <text:p text:style-name="P6">GEA_S <text:s text:c="2"/>-1.05633589 -0.1328472093 <text:s/>0.081167936 <text:s/>0.4671834609 -0.183246918</text:p>
      <text:p text:style-name="P6">GRAN_N <text:s text:c="2"/>0.09861973 -0.0601445856 -0.021160658 -0.1139988008 -0.084921134</text:p>
      <text:p text:style-name="P6">GRAN_S <text:s/>-1.14234522 <text:s/>0.6966747837 <text:s/>0.245110952 <text:s/>1.3204861094 0.983669803</text:p>
      <text:p text:style-name="Standard"/>
      <text:p text:style-name="Standard"/>
      <text:p text:style-name="P1"><text:bookmark text:name="rstudio_console_output2"/># Description of dimension 1</text:p>
      <text:p text:style-name="P5"><text:span text:style-name="T2">&gt; res.desc[[1]]</text:span></text:p>
      <text:p text:style-name="P3">$quali</text:p>
      <text:p text:style-name="P7"><text:s text:c="19"/><text:span text:style-name="T1">R2 <text:s text:c="5"/>p.value</text:span></text:p>
      <text:p text:style-name="P6">irrig2 <text:s text:c="4"/>0.52748473 9.183564e-51</text:p>
      <text:p text:style-name="P6">aseca2 <text:s text:c="4"/>0.51254606 9.927303e-49</text:p>
      <text:p text:style-name="P6">geada2 <text:s text:c="4"/>0.49702462 3.313200e-44</text:p>
      <text:p text:style-name="P6">ventofor2 <text:s/>0.49347414 9.416547e-44</text:p>
      <text:p text:style-name="P6">estufa2 <text:s text:c="3"/>0.46146723 3.244184e-42</text:p>
      <text:p text:style-name="P6">ageada2 <text:s text:c="3"/>0.44427182 3.687867e-40</text:p>
      <text:p text:style-name="P6">precexc2 <text:s text:c="2"/>0.41173137 4.133113e-34</text:p>
      <text:p text:style-name="P6">granizo2 <text:s text:c="2"/>0.41112534 4.814955e-34</text:p>
      <text:p text:style-name="P6">evclex2 <text:s text:c="3"/>0.35381095 4.454096e-29</text:p>
      <text:p text:style-name="P6">mcprod2 <text:s text:c="3"/>0.33865478 9.111856e-29</text:p>
      <text:p text:style-name="P6">assistec2 <text:s/>0.29490918 1.450637e-24</text:p>
      <text:p text:style-name="P6">trator2 <text:s text:c="3"/>0.27908736 4.158190e-23</text:p>
      <text:p text:style-name="P6">temp2 <text:s text:c="5"/>0.27684555 6.650886e-23</text:p>
      <text:p text:style-name="P6">mudclima2 <text:s/>0.20955308 4.764437e-17</text:p>
      <text:p text:style-name="P6">area2 <text:s text:c="5"/>0.23582552 1.624186e-16</text:p>
      <text:p text:style-name="P6">cred2 <text:s text:c="5"/>0.18775985 2.970777e-15</text:p>
      <text:p text:style-name="P6">inunda2 <text:s text:c="3"/>0.17923604 9.814299e-13</text:p>
      <text:p text:style-name="P6">assoc2 <text:s text:c="4"/>0.11313542 2.014602e-09</text:p>
      <text:p text:style-name="P6">agranizo2 <text:s/>0.11265778 2.188445e-09</text:p>
      <text:p text:style-name="P6">aventofor2 0.09969262 2.042523e-08</text:p>
      <text:p text:style-name="P6">ainunda2 <text:s text:c="2"/>0.08776291 1.561981e-07</text:p>
      <text:p text:style-name="P6">sucessao2 <text:s/>0.08479563 2.583479e-07</text:p>
      <text:p text:style-name="P6">seca2 <text:s text:c="5"/>0.09841050 8.824340e-07</text:p>
      <text:p text:style-name="P6">aprecexc2 <text:s/>0.07614266 1.114198e-06</text:p>
      <text:p text:style-name="P6">tinv2 <text:s text:c="5"/>0.06475271 4.503037e-05</text:p>
      <text:p text:style-name="P6">pinv2 <text:s text:c="5"/>0.05640703 1.699465e-04</text:p>
      <text:p text:style-name="P6">past2 <text:s text:c="5"/>0.04100612 3.982615e-04</text:p>
      <text:p text:style-name="P6">municipio2 0.04745578 5.889631e-03</text:p>
      <text:p text:style-name="P6">perm2 <text:s text:c="5"/>0.02308038 8.180033e-03</text:p>
      <text:p text:style-name="P6">benef2 <text:s text:c="4"/>0.01801662 1.962217e-02</text:p>
      <text:p text:style-name="P4"/>
      <text:p text:style-name="P6">$category</text:p>
      <text:p text:style-name="P7"><text:s text:c="12"/><text:span text:style-name="T1">Estimate <text:s text:c="5"/>p.value</text:span></text:p>
      <text:p text:style-name="P6">Irr_N <text:s text:c="3"/>0.332410907 9.183564e-51</text:p>
      <text:p text:style-name="P6">Seca_N <text:s text:c="2"/>0.324886888 9.927303e-49</text:p>
      <text:p text:style-name="P6">Est_N <text:s text:c="3"/>0.307927779 3.244184e-42</text:p>
      <text:p text:style-name="P6">GEA_N <text:s text:c="3"/>0.334377087 3.687867e-40</text:p>
      <text:p text:style-name="P6">EVCE_N <text:s text:c="2"/>0.271262932 3.667322e-30</text:p>
      <text:p text:style-name="P6">MCP_N <text:s text:c="3"/>0.287147414 9.111856e-29</text:p>
      <text:p text:style-name="P6">AT_N <text:s text:c="4"/>0.245919817 1.450637e-24</text:p>
      <text:p text:style-name="P6">EC_I <text:s text:c="4"/>0.408411592 1.656675e-24</text:p>
      <text:p text:style-name="P6"><text:soft-page-break/>Trat_N <text:s text:c="2"/>0.286349170 4.158190e-23</text:p>
      <text:p text:style-name="P6">Temp_N <text:s text:c="2"/>0.248538833 6.650886e-23</text:p>
      <text:p text:style-name="P6">VF_I <text:s text:c="4"/>0.390744832 2.372690e-22</text:p>
      <text:p text:style-name="P6">GEA_I <text:s text:c="3"/>0.456042806 1.052045e-20</text:p>
      <text:p text:style-name="P6">GRAN_I <text:s text:c="2"/>0.368126649 2.499419e-19</text:p>
      <text:p text:style-name="P6">MC_N <text:s text:c="4"/>0.268537801 4.764437e-17</text:p>
      <text:p text:style-name="P6">Cred_N <text:s text:c="2"/>0.223215124 2.970777e-15</text:p>
      <text:p text:style-name="P6">IN_I <text:s text:c="4"/>0.148508075 3.042672e-11</text:p>
      <text:p text:style-name="P6">&lt;1ha <text:s text:c="4"/>0.328730258 1.269508e-10</text:p>
      <text:p text:style-name="P6">Assoc_N <text:s/>0.153278235 2.014602e-09</text:p>
      <text:p text:style-name="P6">GRAN_N <text:s text:c="2"/>0.280957611 2.188445e-09</text:p>
      <text:p text:style-name="P6">VF_N <text:s text:c="4"/>0.218019801 2.042523e-08</text:p>
      <text:p text:style-name="P6">IN_N <text:s text:c="4"/>0.299433729 1.561981e-07</text:p>
      <text:p text:style-name="P6">Suce_N <text:s text:c="2"/>0.139738556 2.583479e-07</text:p>
      <text:p text:style-name="P6">Seca_I <text:s text:c="2"/>0.114806315 3.858949e-07</text:p>
      <text:p text:style-name="P6">EC_N <text:s text:c="4"/>0.235524581 1.114198e-06</text:p>
      <text:p text:style-name="P6">Inv_NC <text:s text:c="2"/>0.143447803 1.445948e-04</text:p>
      <text:p text:style-name="P6">NA <text:s text:c="6"/>0.178043284 3.783367e-04</text:p>
      <text:p text:style-name="P6">Past_N <text:s text:c="2"/>0.093311144 3.982615e-04</text:p>
      <text:p text:style-name="P6">SJH <text:s text:c="5"/>0.185437449 9.549037e-04</text:p>
      <text:p text:style-name="P6">Inv_N <text:s text:c="3"/>0.094711614 2.684978e-03</text:p>
      <text:p text:style-name="P6">Perm_N <text:s text:c="2"/>0.074073484 8.180033e-03</text:p>
      <text:p text:style-name="P6">Ben_N <text:s text:c="3"/>0.100128890 1.962217e-02</text:p>
      <text:p text:style-name="P6">Inv_Q <text:s text:c="3"/>0.059908082 2.020314e-02</text:p>
      <text:p text:style-name="P6">Ver_NC <text:s text:c="2"/>0.070638192 4.042226e-02</text:p>
      <text:p text:style-name="P6">Ver_Q <text:s text:c="2"/>-0.104127913 2.553621e-02</text:p>
      <text:p text:style-name="P6">Ben_S <text:s text:c="2"/>-0.100128890 1.962217e-02</text:p>
      <text:p text:style-name="P6">Seca_B <text:s/>-0.142399702 1.664651e-02</text:p>
      <text:p text:style-name="P6">BP <text:s text:c="5"/>-0.126035597 1.529359e-02</text:p>
      <text:p text:style-name="P6">Perm_S <text:s/>-0.074073484 8.180033e-03</text:p>
      <text:p text:style-name="P6">Seca_E <text:s/>-0.241485320 1.607099e-03</text:p>
      <text:p text:style-name="P6">Inv_MAC -0.123782588 5.201750e-04</text:p>
      <text:p text:style-name="P6">Past_S <text:s/>-0.093311144 3.982615e-04</text:p>
      <text:p text:style-name="P6">&gt;5ha <text:s text:c="3"/>-0.249515150 1.420593e-04</text:p>
      <text:p text:style-name="P6">Inv_F <text:s text:c="2"/>-0.154619696 8.384694e-06</text:p>
      <text:p text:style-name="P6">GRAN_B <text:s/>-0.039305622 2.815037e-06</text:p>
      <text:p text:style-name="P6">EC_S <text:s text:c="3"/>-0.235524581 1.114198e-06</text:p>
      <text:p text:style-name="P6">2a5ha <text:s text:c="2"/>-0.228669436 8.406511e-07</text:p>
      <text:p text:style-name="P6">Suce_S <text:s/>-0.139738556 2.583479e-07</text:p>
      <text:p text:style-name="P6">IN_S <text:s text:c="3"/>-0.299433729 1.561981e-07</text:p>
      <text:p text:style-name="P6">VF_S <text:s text:c="3"/>-0.218019801 2.042523e-08</text:p>
      <text:p text:style-name="P6">VF_B <text:s text:c="3"/>-0.008659162 1.360793e-08</text:p>
      <text:p text:style-name="P6">IN_E <text:s text:c="3"/>-0.331528754 3.195816e-09</text:p>
      <text:p text:style-name="P6">GRAN_S <text:s/>-0.280957611 2.188445e-09</text:p>
      <text:p text:style-name="P6">Assoc_S -0.153278235 2.014602e-09</text:p>
      <text:p text:style-name="P6">GEA_B <text:s text:c="2"/>-0.033676511 4.128503e-10</text:p>
      <text:p text:style-name="P6">Cred_S <text:s/>-0.223215124 2.970777e-15</text:p>
      <text:p text:style-name="P6">MC_S <text:s text:c="3"/>-0.268537801 4.764437e-17</text:p>
      <text:p text:style-name="P6">EC_E <text:s text:c="3"/>-0.449915582 4.002981e-21</text:p>
      <text:p text:style-name="P6">Temp_S <text:s/>-0.248538833 6.650886e-23</text:p>
      <text:p text:style-name="P6">Trat_S <text:s/>-0.286349170 4.158190e-23</text:p>
      <text:p text:style-name="P6">AT_S <text:s text:c="3"/>-0.245919817 1.450637e-24</text:p>
      <text:p text:style-name="P6">MCP_S <text:s text:c="2"/>-0.287147414 9.111856e-29</text:p>
      <text:p text:style-name="P6">GRAN_E <text:s/>-0.453869223 6.290837e-29</text:p>
      <text:p text:style-name="P6">EVCE_S <text:s/>-0.273875008 3.607280e-30</text:p>
      <text:p text:style-name="P6">GEA_E <text:s text:c="2"/>-0.513171638 1.859291e-36</text:p>
      <text:p text:style-name="P6"><text:soft-page-break/>VF_E <text:s text:c="3"/>-0.488461671 3.650563e-38</text:p>
      <text:p text:style-name="P6">GEA_S <text:s text:c="2"/>-0.334377087 3.687867e-40</text:p>
      <text:p text:style-name="P6">Est_S <text:s text:c="2"/>-0.307927779 3.244184e-42</text:p>
      <text:p text:style-name="P6">Seca_S <text:s/>-0.324886888 9.927303e-49</text:p>
      <text:p text:style-name="P6">Irr_S <text:s text:c="2"/>-0.332410907 9.183564e-51</text:p>
      <text:p text:style-name="P4"/>
      <text:p text:style-name="P5"><text:span text:style-name="T2">&gt; # Description of dimension 2</text:span></text:p>
      <text:p text:style-name="P5"><text:span text:style-name="T2">&gt; res.desc[[2]]</text:span></text:p>
      <text:p text:style-name="P3">$quali</text:p>
      <text:p text:style-name="P7"><text:s text:c="19"/><text:span text:style-name="T1">R2 <text:s text:c="5"/>p.value</text:span></text:p>
      <text:p text:style-name="P6">perm2 <text:s text:c="5"/>0.28491548 1.218226e-23</text:p>
      <text:p text:style-name="P6">seca2 <text:s text:c="5"/>0.29903395 7.766126e-23</text:p>
      <text:p text:style-name="P6">area2 <text:s text:c="5"/>0.27151399 1.533591e-19</text:p>
      <text:p text:style-name="P6">geada2 <text:s text:c="4"/>0.25412628 7.481391e-19</text:p>
      <text:p text:style-name="P6">pver2 <text:s text:c="5"/>0.23260424 6.462488e-18</text:p>
      <text:p text:style-name="P6">tver2 <text:s text:c="5"/>0.21256138 3.050691e-16</text:p>
      <text:p text:style-name="P6">granizo2 <text:s text:c="2"/>0.21730633 9.098714e-16</text:p>
      <text:p text:style-name="P6">tinv2 <text:s text:c="5"/>0.19429316 9.407394e-15</text:p>
      <text:p text:style-name="P6">ventofor2 <text:s/>0.20358881 1.173647e-14</text:p>
      <text:p text:style-name="P6">precexc2 <text:s text:c="2"/>0.18369435 4.411138e-13</text:p>
      <text:p text:style-name="P6">sucessao2 <text:s/>0.12765727 1.598595e-10</text:p>
      <text:p text:style-name="P6">escol2 <text:s text:c="4"/>0.12835829 6.519756e-09</text:p>
      <text:p text:style-name="P6">municipio2 0.13062454 1.913716e-08</text:p>
      <text:p text:style-name="P6">temp2 <text:s text:c="5"/>0.09443243 5.020455e-08</text:p>
      <text:p text:style-name="P6">aprecexc2 <text:s/>0.09241868 7.076827e-08</text:p>
      <text:p text:style-name="P6">relprop2 <text:s text:c="2"/>0.09851595 8.676230e-07</text:p>
      <text:p text:style-name="P6">assoc2 <text:s text:c="4"/>0.06713607 5.060474e-06</text:p>
      <text:p text:style-name="P6">benef2 <text:s text:c="4"/>0.06217817 1.160791e-05</text:p>
      <text:p text:style-name="P6">mudclima2 <text:s/>0.05740583 2.577518e-05</text:p>
      <text:p text:style-name="P6">pinv2 <text:s text:c="5"/>0.06053140 8.828751e-05</text:p>
      <text:p text:style-name="P6">estufa2 <text:s text:c="3"/>0.04459145 2.188190e-04</text:p>
      <text:p text:style-name="P6">agranizo2 <text:s/>0.04190122 3.429320e-04</text:p>
      <text:p text:style-name="P6">irrig2 <text:s text:c="4"/>0.03701023 7.771758e-04</text:p>
      <text:p text:style-name="P6">past2 <text:s text:c="5"/>0.03076271 2.219930e-03</text:p>
      <text:p text:style-name="P6">aseca2 <text:s text:c="4"/>0.01653171 2.545522e-02</text:p>
      <text:p text:style-name="P6">assistec2 <text:s/>0.01448259 3.659274e-02</text:p>
      <text:p text:style-name="P4"/>
      <text:p text:style-name="P6">$category</text:p>
      <text:p text:style-name="P7"><text:s text:c="11"/><text:span text:style-name="T1">Estimate <text:s text:c="5"/>p.value</text:span></text:p>
      <text:p text:style-name="P6">Perm_N <text:s text:c="2"/>0.17835255 1.218226e-23</text:p>
      <text:p text:style-name="P6">Inv_Q <text:s text:c="3"/>0.22761170 2.323584e-15</text:p>
      <text:p text:style-name="P6">NA <text:s text:c="6"/>0.28213831 3.609115e-14</text:p>
      <text:p text:style-name="P6">GEA_B <text:s text:c="3"/>0.19746973 3.153880e-13</text:p>
      <text:p text:style-name="P6">Ver_Q <text:s text:c="3"/>0.15339980 9.464507e-13</text:p>
      <text:p text:style-name="P6">VF_B <text:s text:c="4"/>0.17375638 1.443708e-10</text:p>
      <text:p text:style-name="P6">Suce_N <text:s text:c="2"/>0.11749850 1.598595e-10</text:p>
      <text:p text:style-name="P6">GRAN_B <text:s text:c="2"/>0.17153169 1.658833e-10</text:p>
      <text:p text:style-name="P6">2G <text:s text:c="6"/>0.16664210 3.929243e-10</text:p>
      <text:p text:style-name="P6">Ver_MEC <text:s/>0.10093989 1.268206e-08</text:p>
      <text:p text:style-name="P6">SJH <text:s text:c="5"/>0.21281076 2.329689e-08</text:p>
      <text:p text:style-name="P6">Temp_N <text:s text:c="2"/>0.09947550 5.020455e-08</text:p>
      <text:p text:style-name="P6">EC_S <text:s text:c="4"/>0.17782062 7.076827e-08</text:p>
      <text:p text:style-name="P6">Seca_B <text:s text:c="2"/>0.05944684 1.033283e-07</text:p>
      <text:p text:style-name="P6">EC_B <text:s text:c="4"/>0.11542469 2.816406e-07</text:p>
      <text:p text:style-name="P6">PAR <text:s text:c="5"/>0.15790661 3.935616e-06</text:p>
      <text:p text:style-name="P6">Assoc_S <text:s/>0.08091689 5.060474e-06</text:p>
      <text:p text:style-name="P6">Ben_S <text:s text:c="3"/>0.12747404 1.160791e-05</text:p>
      <text:p text:style-name="P6"><text:soft-page-break/>Seca_E <text:s text:c="2"/>0.11360246 1.874376e-05</text:p>
      <text:p text:style-name="P6">MC_N <text:s text:c="4"/>0.09631999 2.577518e-05</text:p>
      <text:p text:style-name="P6">Est_N <text:s text:c="3"/>0.06559704 2.188190e-04</text:p>
      <text:p text:style-name="P6">&gt;5ha <text:s text:c="4"/>0.11981136 2.860303e-04</text:p>
      <text:p text:style-name="P6">GRAN_S <text:s text:c="2"/>0.11742310 3.429320e-04</text:p>
      <text:p text:style-name="P6">Ver_MAC <text:s/>0.10353555 5.963410e-04</text:p>
      <text:p text:style-name="P6">Inv_MAC <text:s/>0.08339200 6.973506e-04</text:p>
      <text:p text:style-name="P6">Irr_N <text:s text:c="3"/>0.06034082 7.771758e-04</text:p>
      <text:p text:style-name="P6">Past_N <text:s text:c="2"/>0.05538619 2.219930e-03</text:p>
      <text:p text:style-name="P6">Otrp <text:s text:c="4"/>0.09210454 2.428209e-02</text:p>
      <text:p text:style-name="P6">Seca_N <text:s text:c="2"/>0.03998569 2.545522e-02</text:p>
      <text:p text:style-name="P6">AT_S <text:s text:c="4"/>0.03734672 3.659274e-02</text:p>
      <text:p text:style-name="P6">SSC <text:s text:c="5"/>0.07686864 3.942162e-02</text:p>
      <text:p text:style-name="P6">AT_N <text:s text:c="3"/>-0.03734672 3.659274e-02</text:p>
      <text:p text:style-name="P6">Seca_S <text:s/>-0.03998569 2.545522e-02</text:p>
      <text:p text:style-name="P6">2a5ha <text:s text:c="2"/>-0.08684502 1.336027e-02</text:p>
      <text:p text:style-name="P6">GEA_E <text:s text:c="2"/>-0.02494944 2.756618e-03</text:p>
      <text:p text:style-name="P6">Past_S <text:s/>-0.05538619 2.219930e-03</text:p>
      <text:p text:style-name="P6">&lt;1ha <text:s text:c="3"/>-0.14385796 1.865659e-03</text:p>
      <text:p text:style-name="P6">Inv_N <text:s text:c="2"/>-0.14231257 1.051586e-03</text:p>
      <text:p text:style-name="P6">&lt;1G <text:s text:c="4"/>-0.12259487 8.714184e-04</text:p>
      <text:p text:style-name="P6">Irr_S <text:s text:c="2"/>-0.06034082 7.771758e-04</text:p>
      <text:p text:style-name="P6">BP <text:s text:c="5"/>-0.12717345 6.582063e-04</text:p>
      <text:p text:style-name="P6">GRAN_N <text:s/>-0.11742310 3.429320e-04</text:p>
      <text:p text:style-name="P6">Inv_F <text:s text:c="2"/>-0.08529913 3.082565e-04</text:p>
      <text:p text:style-name="P6">Est_S <text:s text:c="2"/>-0.06559704 2.188190e-04</text:p>
      <text:p text:style-name="P6">Inv_NC <text:s/>-0.10653102 4.647123e-05</text:p>
      <text:p text:style-name="P6">MC_S <text:s text:c="3"/>-0.09631999 2.577518e-05</text:p>
      <text:p text:style-name="P6">1a2ha <text:s text:c="2"/>-0.17124669 1.558119e-05</text:p>
      <text:p text:style-name="P6">Ben_N <text:s text:c="2"/>-0.12747404 1.160791e-05</text:p>
      <text:p text:style-name="P6">Assoc_N -0.08091689 5.060474e-06</text:p>
      <text:p text:style-name="P6">PROP <text:s text:c="3"/>-0.17032787 3.888862e-06</text:p>
      <text:p text:style-name="P6">EC_N <text:s text:c="3"/>-0.17782062 7.076827e-08</text:p>
      <text:p text:style-name="P6">Temp_S <text:s/>-0.09947550 5.020455e-08</text:p>
      <text:p text:style-name="P6">VF_I <text:s text:c="3"/>-0.29009633 7.453299e-10</text:p>
      <text:p text:style-name="P6">Suce_S <text:s/>-0.11749850 1.598595e-10</text:p>
      <text:p text:style-name="P6">GRAN_I <text:s/>-0.30603238 1.963799e-11</text:p>
      <text:p text:style-name="P6">GEA_I <text:s text:c="2"/>-0.34675068 8.011398e-12</text:p>
      <text:p text:style-name="P6">EC_I <text:s text:c="3"/>-0.28234443 1.056852e-12</text:p>
      <text:p text:style-name="P6">Ver_N <text:s text:c="2"/>-0.27009667 3.029916e-17</text:p>
      <text:p text:style-name="P6">Ver_NC <text:s/>-0.20447545 5.355471e-19</text:p>
      <text:p text:style-name="P6">Perm_S <text:s/>-0.17835255 1.218226e-23</text:p>
      <text:p text:style-name="P6">Seca_I <text:s/>-0.28679360 1.545800e-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4:20:15.531126179</meta:creation-date>
    <dc:date>2019-06-10T14:22:15.100450315</dc:date>
    <meta:editing-duration>PT2M</meta:editing-duration>
    <meta:editing-cycles>1</meta:editing-cycles>
    <meta:document-statistic meta:table-count="0" meta:image-count="0" meta:object-count="0" meta:page-count="14" meta:paragraph-count="646" meta:word-count="3154" meta:character-count="37318" meta:non-whitespace-character-count="31279"/>
    <meta:generator>LibreOffice/6.2.4.2.0$Linux_X86_64 LibreOffice_project/20$Build-2</meta:generator>
  </office:meta>
</office:document-meta>
</file>